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IPH Lib Serif5" svg:font-family="'IPH Lib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ans" svg:font-family="'IPH Lib Sans'" style:font-adornments="Regular" style:font-pitch="variable"/>
    <style:font-face style:name="IPH Lib Serif" svg:font-family="'IPH Lib Serif'" style:font-adornments="Regular" style:font-pitch="variable"/>
    <style:font-face style:name="IPH Lib Serif1" svg:font-family="'IPH Lib Serif'" style:font-adornments="Полужирный" style:font-pitch="variable"/>
    <style:font-face style:name="Liberation Serif" svg:font-family="'Liberation Serif'" style:font-adornments="Regular" style:font-pitch="variable"/>
    <style:font-face style:name="SimSun" svg:font-family="SimSun, 宋体" style:font-pitch="variable"/>
    <style:font-face style:name="Georgia" svg:font-family="Georgia" style:font-family-generic="roman" style:font-pitch="variable"/>
    <style:font-face style:name="IPH Lib Serif3" svg:font-family="'IPH Lib Serif'" style:font-family-generic="roman" style:font-pitch="variable"/>
    <style:font-face style:name="IPH Lib Serif2"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57.91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55.8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P3"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4" style:family="paragraph" style:parent-style-name="Footer">
      <style:text-properties fo:font-size="8pt" officeooo:rsid="00dbd734" officeooo:paragraph-rsid="00dbd734" style:font-size-asian="8pt" style:font-size-complex="8pt"/>
    </style:style>
    <style:style style:name="P5" style:family="paragraph" style:parent-style-name="Первая_20_страница">
      <style:text-properties officeooo:paragraph-rsid="0076438c"/>
    </style:style>
    <style:style style:name="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6mm" fo:margin-bottom="2.1mm" loext:contextual-spacing="false" fo:line-height="3.88mm" fo:text-indent="0mm" style:auto-text-indent="false"/>
      <style:text-properties fo:font-size="9pt" officeooo:paragraph-rsid="0058f8b8" style:font-size-asian="9pt" style:font-size-complex="9pt"/>
    </style:style>
    <style:style style:name="P13" style:family="paragraph" style:parent-style-name="Standard" style:master-page-name="">
      <style:paragraph-properties fo:margin-left="0mm" fo:margin-right="0mm" fo:margin-top="66.99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21"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fo:letter-spacing="0.02mm" officeooo:paragraph-rsid="0174fb51" style:font-size-asian="8pt" style:font-size-complex="8pt" fo:hyphenate="true" fo:hyphenation-remain-char-count="2" fo:hyphenation-push-char-count="2"/>
    </style:style>
    <style:style style:name="P22"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23"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24"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25"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9pt" fo:font-style="normal" fo:text-shadow="none" style:text-underline-style="none" fo:font-weight="normal" officeooo:paragraph-rsid="0190e78b"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0171"/>
    </style:style>
    <style:style style:name="P27"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ed68"/>
    </style:style>
    <style:style style:name="P28"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e08ed9"/>
    </style:style>
    <style:style style:name="P29" style:family="paragraph" style:parent-style-name="Редколлегия">
      <style:paragraph-properties fo:margin-top="0mm" fo:margin-bottom="3mm" loext:contextual-spacing="false" fo:line-height="3.7mm"/>
      <style:text-properties fo:letter-spacing="-0.02mm"/>
    </style:style>
    <style:style style:name="P30"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174fb51" style:font-size-asian="9.80000019073486pt" style:font-style-asian="italic" style:font-weight-asian="bold" style:font-size-complex="9.80000019073486pt" style:font-style-complex="italic" style:font-weight-complex="bold"/>
    </style:style>
    <style:style style:name="P31"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077db62" style:font-size-asian="9.80000019073486pt" style:font-style-asian="italic" style:font-weight-asian="bold" style:font-size-complex="9.80000019073486pt" style:font-style-complex="italic" style:font-weight-complex="bold"/>
    </style:style>
    <style:style style:name="P32" style:family="paragraph" style:parent-style-name="Standard">
      <style:paragraph-properties fo:line-height="115%"/>
      <style:text-properties fo:font-size="9pt" style:font-size-asian="9pt" style:font-size-complex="9pt"/>
    </style:style>
    <style:style style:name="P33" style:family="paragraph" style:parent-style-name="Standard">
      <style:paragraph-properties fo:line-height="115%"/>
      <style:text-properties fo:font-size="9pt" officeooo:paragraph-rsid="01caad76" style:font-size-asian="9pt" style:font-size-complex="9pt"/>
    </style:style>
    <style:style style:name="P34" style:family="paragraph" style:parent-style-name="Standard">
      <style:paragraph-properties fo:line-height="115%"/>
      <style:text-properties fo:font-size="9pt" officeooo:paragraph-rsid="01c95477" style:font-size-asian="9pt" style:font-size-complex="9pt"/>
    </style:style>
    <style:style style:name="P35" style:family="paragraph" style:parent-style-name="Standard">
      <style:paragraph-properties fo:margin-top="10mm" fo:margin-bottom="0mm" loext:contextual-spacing="false"/>
      <style:text-properties officeooo:paragraph-rsid="015b39b1"/>
    </style:style>
    <style:style style:name="P36" style:family="paragraph" style:parent-style-name="Standard">
      <style:paragraph-properties fo:margin-top="6mm" fo:margin-bottom="0mm" loext:contextual-spacing="false" fo:line-height="3.88mm"/>
      <style:text-properties fo:font-size="9pt" fo:font-style="italic" officeooo:paragraph-rsid="0058f8b8" style:font-size-asian="9pt" style:font-style-asian="italic" style:font-size-complex="9pt"/>
    </style:style>
    <style:style style:name="P37" style:family="paragraph" style:parent-style-name="Задний_20_форзац">
      <style:paragraph-properties fo:margin-top="6mm" fo:margin-bottom="0mm" loext:contextual-spacing="false" fo:line-height="115%"/>
      <style:text-properties fo:font-size="9pt" style:font-size-asian="9pt" style:font-size-complex="9pt"/>
    </style:style>
    <style:style style:name="P38" style:family="paragraph" style:parent-style-name="Standard">
      <style:paragraph-properties fo:margin-top="11.99mm" fo:margin-bottom="0mm" loext:contextual-spacing="false" fo:line-height="115%" fo:text-align="start" style:justify-single-word="false"/>
      <style:text-properties fo:font-size="9pt" officeooo:paragraph-rsid="0058f8b8" style:font-size-asian="9pt" style:font-size-complex="9pt"/>
    </style:style>
    <style:style style:name="P39" style:family="paragraph" style:parent-style-name="Standard">
      <style:paragraph-properties fo:margin-top="11.99mm" fo:margin-bottom="0mm" loext:contextual-spacing="false" fo:line-height="115%"/>
      <style:text-properties officeooo:paragraph-rsid="015b39b1"/>
    </style:style>
    <style:style style:name="P40" style:family="paragraph" style:parent-style-name="Standard">
      <style:paragraph-properties fo:margin-top="3mm" fo:margin-bottom="0mm" loext:contextual-spacing="false" fo:line-height="115%"/>
      <style:text-properties fo:font-size="9pt" officeooo:paragraph-rsid="01caad76" style:font-size-asian="9pt" style:font-size-complex="9pt"/>
    </style:style>
    <style:style style:name="P41" style:family="paragraph" style:parent-style-name="Standard">
      <style:paragraph-properties fo:margin-top="3mm" fo:margin-bottom="0mm" loext:contextual-spacing="false" fo:line-height="115%"/>
      <style:text-properties fo:font-size="9pt" officeooo:paragraph-rsid="0058f8b8" style:font-size-asian="9pt" style:font-size-complex="9pt"/>
    </style:style>
    <style:style style:name="P42" style:family="paragraph" style:parent-style-name="Задний_20_форзац">
      <style:paragraph-properties fo:margin-top="3mm" fo:margin-bottom="0mm" loext:contextual-spacing="false" fo:line-height="115%"/>
      <style:text-properties fo:font-size="9pt" officeooo:paragraph-rsid="01c95477" style:font-size-asian="9pt" style:font-size-complex="9pt"/>
    </style:style>
    <style:style style:name="P43" style:family="paragraph" style:parent-style-name="Задний_20_форзац">
      <style:paragraph-properties fo:line-height="115%"/>
      <style:text-properties fo:font-size="9pt" style:font-size-asian="9pt" style:font-size-complex="9pt"/>
    </style:style>
    <style:style style:name="P44" style:family="paragraph" style:parent-style-name="Contents_20_1">
      <style:paragraph-properties>
        <style:tab-stops/>
      </style:paragraph-properties>
    </style:style>
    <style:style style:name="P45" style:family="paragraph" style:parent-style-name="Редколлегия">
      <style:paragraph-properties fo:line-height="3.7mm"/>
      <style:text-properties fo:letter-spacing="-0.07mm"/>
    </style:style>
    <style:style style:name="P46"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47" style:family="paragraph" style:parent-style-name="Standard" style:master-page-name="Первая_20_страница_20_статьи">
      <style:paragraph-properties style:page-number="auto" fo:break-before="page"/>
    </style:style>
    <style:style style:name="P48" style:family="paragraph" style:parent-style-name="Standard" style:master-page-name="Выпускная_20_страница">
      <style:paragraph-properties fo:margin-left="0mm" fo:margin-right="0mm" fo:line-height="3.9mm" fo:text-indent="0mm" style:auto-text-indent="false" style:page-number="auto" fo:break-before="page"/>
      <style:text-properties fo:font-size="10pt" officeooo:paragraph-rsid="0058f8b8" style:font-size-asian="10pt" style:font-size-complex="10pt"/>
    </style:style>
    <style:style style:name="P49"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50"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Standard">
      <style:paragraph-properties fo:margin-top="4mm" fo:margin-bottom="1.99mm" loext:contextual-spacing="false" fo:line-height="100%" fo:text-align="center" style:justify-single-word="false" style:writing-mode="page"/>
      <style:text-properties style:font-name="IPH Lib Serif3" fo:font-size="9.80000019073486pt" fo:font-style="italic" fo:font-weight="bold" style:font-size-asian="9.80000019073486pt" style:font-style-asian="italic" style:font-weight-asian="bold" style:font-size-complex="9.80000019073486pt" style:font-style-complex="italic" style:font-weight-complex="bold"/>
    </style:style>
    <style:style style:name="P52" style:family="paragraph" style:parent-style-name="Standard">
      <style:paragraph-properties fo:margin-top="4mm" fo:margin-bottom="1.99mm" loext:contextual-spacing="false" fo:line-height="100%" fo:text-align="center" style:justify-single-word="false" style:writing-mode="page"/>
      <style:text-properties style:font-name="IPH Lib Serif3" fo:font-size="9.80000019073486pt" fo:font-style="italic" fo:font-weight="bold" officeooo:paragraph-rsid="006dabb6" style:font-size-asian="9.80000019073486pt" style:font-style-asian="italic" style:font-weight-asian="bold" style:font-size-complex="9.80000019073486pt" style:font-style-complex="italic" style:font-weight-complex="bold"/>
    </style:style>
    <style:style style:name="P53"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54" style:family="paragraph" style:parent-style-name="Text_20_body" style:list-style-name="List_20_1"/>
    <style:style style:name="P55" style:family="paragraph" style:parent-style-name="Text_20_body" style:list-style-name="List_20_1">
      <style:text-properties fo:font-size="11pt" style:font-size-asian="11pt" style:font-size-complex="11pt"/>
    </style:style>
    <style:style style:name="P56" style:family="paragraph" style:parent-style-name="Text_20_body" style:list-style-name="List_20_1">
      <style:paragraph-properties fo:margin-top="0mm" fo:margin-bottom="1.01mm" loext:contextual-spacing="false"/>
      <style:text-properties fo:font-size="11pt" style:font-size-asian="11pt" style:font-size-complex="11pt"/>
    </style:style>
    <style:style style:name="P57" style:family="paragraph" style:parent-style-name="Text_20_body" style:list-style-name="List_20_1">
      <style:paragraph-properties fo:margin-top="1.01mm" fo:margin-bottom="1.01mm" loext:contextual-spacing="false"/>
    </style:style>
    <style:style style:name="P58" style:family="paragraph" style:parent-style-name="Text_20_body" style:list-style-name="List_20_1">
      <style:paragraph-properties fo:margin-top="1.01mm" fo:margin-bottom="0mm" loext:contextual-spacing="false"/>
    </style:style>
    <style:style style:name="P59" style:family="paragraph" style:parent-style-name="Text_20_body" style:list-style-name="List_20_1">
      <style:paragraph-properties fo:margin-top="1.01mm" fo:margin-bottom="0mm" loext:contextual-spacing="false"/>
      <style:text-properties officeooo:paragraph-rsid="01eba80b"/>
    </style:style>
    <style:style style:name="P60" style:family="paragraph" style:parent-style-name="Text_20_body" style:list-style-name="List_20_1">
      <style:paragraph-properties fo:margin-top="1.01mm" fo:margin-bottom="0mm" loext:contextual-spacing="false"/>
      <style:text-properties fo:font-size="11pt" style:font-size-asian="11pt" style:font-size-complex="11pt"/>
    </style:style>
    <style:style style:name="P61" style:family="paragraph" style:parent-style-name="Text_20_body" style:list-style-name="List_20_1">
      <style:paragraph-properties fo:margin-top="1.01mm" fo:margin-bottom="0mm" loext:contextual-spacing="false" fo:text-align="justify" style:justify-single-word="false"/>
    </style:style>
    <style:style style:name="P62" style:family="paragraph" style:parent-style-name="Text_20_body" style:list-style-name="List_20_1">
      <style:paragraph-properties fo:margin-top="1.01mm" fo:margin-bottom="0mm" loext:contextual-spacing="false"/>
      <style:text-properties style:font-name="IPH Lib Serif3" fo:font-size="11pt" style:font-size-asian="11pt" style:font-size-complex="11pt"/>
    </style:style>
    <style:style style:name="P63"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7.94mm"/>
          <style:tab-stop style:position="11.06mm"/>
        </style:tab-stops>
      </style:paragraph-properties>
      <style:text-properties fo:font-size="11pt" fo:letter-spacing="0.04mm" style:font-size-asian="11pt" style:font-size-complex="11pt" fo:hyphenate="true" fo:hyphenation-remain-char-count="2" fo:hyphenation-push-char-count="2"/>
    </style:style>
    <style:style style:name="P64"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1.01mm"/>
          <style:tab-stop style:position="1.99mm"/>
        </style:tab-stops>
      </style:paragraph-properties>
      <style:text-properties fo:font-size="11pt" style:font-size-asian="11pt" style:font-size-complex="11pt" fo:hyphenate="true" fo:hyphenation-remain-char-count="2" fo:hyphenation-push-char-count="2"/>
    </style:style>
    <style:style style:name="P65" style:family="paragraph" style:parent-style-name="Text_20_body" style:list-style-name="List_20_1">
      <style:paragraph-properties fo:margin-top="1.01mm" fo:margin-bottom="0mm" loext:contextual-spacing="true"/>
    </style:style>
    <style:style style:name="P66" style:family="paragraph" style:parent-style-name="Редколлегия">
      <style:paragraph-properties fo:line-height="3.7mm"/>
      <style:text-properties style:font-name="IPH Lib Serif3" fo:font-size="8.60000038146973pt" fo:letter-spacing="-0.04mm" style:font-size-asian="8.60000038146973pt" style:font-size-complex="8.60000038146973pt"/>
    </style:style>
    <style:style style:name="P67" style:family="paragraph" style:parent-style-name="Редколлегия" style:master-page-name="">
      <style:paragraph-properties fo:margin-top="0mm" fo:margin-bottom="3mm" loext:contextual-spacing="false" fo:line-height="3.7mm" style:page-number="auto"/>
      <style:text-properties style:font-name="IPH Lib Serif3" fo:font-size="8.60000038146973pt" fo:letter-spacing="normal" style:font-size-asian="8.60000038146973pt" style:font-size-complex="8.60000038146973pt"/>
    </style:style>
    <style:style style:name="P68"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letter-spacing="normal" fo:font-style="normal" fo:text-shadow="none" style:text-underline-style="none" fo:font-weight="normal" officeooo:paragraph-rsid="0113638d"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9"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0"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normal" fo:font-style="normal" fo:text-shadow="none" style:text-underline-style="none" fo:font-weight="normal" officeooo:paragraph-rsid="018b8fbf"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1"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2"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normal"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3"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0.02mm"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4"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ans" fo:font-size="8pt" fo:font-style="normal" fo:text-shadow="none" style:text-underline-style="none" fo:font-weight="normal" officeooo:paragraph-rsid="0190e78b"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3" fo:font-size="8pt" fo:letter-spacing="0.02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scale="98%" style:text-overline-style="none" style:text-overline-color="font-color" fo:hyphenate="true" fo:hyphenation-remain-char-count="2" fo:hyphenation-push-char-count="2"/>
    </style:style>
    <style:style style:name="P78"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0.07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79"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80"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IPH Lib Serif" fo:font-size="8pt" fo:font-style="normal" fo:text-shadow="none" style:text-underline-style="none" fo:font-weight="normal" officeooo:paragraph-rsid="0078367d"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IPH Lib Sans" fo:font-size="8pt" fo:font-style="normal" fo:text-shadow="none" style:text-underline-style="none" fo:font-weight="normal" officeooo:paragraph-rsid="0192fe81"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Contents_20_1" style:master-page-name="В_20_номере">
      <style:paragraph-properties fo:margin-top="8.01mm" fo:margin-bottom="1.99mm" loext:contextual-spacing="false" style:page-number="auto">
        <style:tab-stops/>
      </style:paragraph-properties>
    </style:style>
    <style:style style:name="P83" style:family="paragraph" style:parent-style-name="Без_20_интервала" style:master-page-name="Table_20_of_20_contents">
      <style:paragraph-properties fo:margin-top="8.01mm" fo:margin-bottom="0mm" loext:contextual-spacing="false" fo:line-height="150%" style:page-number="auto" fo:break-before="page">
        <style:tab-stops/>
      </style:paragraph-properties>
      <style:text-properties style:font-name="IPH Lib Serif3" fo:font-size="10pt" fo:language="en" fo:country="US" fo:font-weight="bold" officeooo:paragraph-rsid="01d4ed68" fo:background-color="transparent" style:font-size-asian="10pt" style:font-weight-asian="bold" style:font-name-complex="Times New Roman" style:font-size-complex="10pt"/>
    </style:style>
    <style:style style:name="P84" style:family="paragraph" style:parent-style-name="Без_20_интервала">
      <style:paragraph-properties fo:margin-top="3.79mm" fo:margin-bottom="0mm" loext:contextual-spacing="false" fo:line-height="150%">
        <style:tab-stops/>
      </style:paragraph-properties>
      <style:text-properties style:font-name="IPH Lib Serif3" fo:font-size="10pt" fo:language="en" fo:country="US" fo:font-weight="bold" officeooo:paragraph-rsid="01d4ed68" fo:background-color="transparent" style:font-size-asian="10pt" style:font-weight-asian="bold" style:font-name-complex="Times New Roman" style:font-size-complex="10pt"/>
    </style:style>
    <style:style style:name="P85" style:family="paragraph" style:parent-style-name="Редколлегия-шапка">
      <style:paragraph-properties fo:margin-top="1.99mm" fo:margin-bottom="0mm" loext:contextual-spacing="false"/>
      <style:text-properties style:font-name="IPH Lib Serif3"/>
    </style:style>
    <style:style style:name="P86" style:family="paragraph" style:parent-style-name="Редколлегия-шапка">
      <style:text-properties style:font-name="IPH Lib Serif3"/>
    </style:style>
    <style:style style:name="P87" style:family="paragraph" style:parent-style-name="Редколлегия-шапка">
      <style:text-properties style:font-name="IPH Lib Serif3" fo:font-style="italic" style:font-style-asian="italic"/>
    </style:style>
    <style:style style:name="P88" style:family="paragraph" style:parent-style-name="Редколлегия-шапка">
      <style:text-properties style:font-name="IPH Lib Serif3" fo:letter-spacing="-0.07mm"/>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9c3fa3"/>
    </style:style>
    <style:style style:name="T6" style:family="text">
      <style:text-properties officeooo:rsid="009f4cf9"/>
    </style:style>
    <style:style style:name="T7" style:family="text">
      <style:text-properties fo:language="en" fo:country="US"/>
    </style:style>
    <style:style style:name="T8" style:family="text">
      <style:text-properties fo:language="en" fo:country="US" fo:font-style="normal" style:font-style-asian="normal"/>
    </style:style>
    <style:style style:name="T9" style:family="text">
      <style:text-properties fo:language="en" fo:country="US" fo:font-style="normal" officeooo:rsid="0081bba0" style:font-style-asian="normal"/>
    </style:style>
    <style:style style:name="T10" style:family="text">
      <style:text-properties fo:language="en" fo:country="US" fo:font-style="normal" fo:background-color="transparent" loext:char-shading-value="0" style:font-style-asian="normal" style:font-style-complex="normal"/>
    </style:style>
    <style:style style:name="T11" style:family="text">
      <style:text-properties fo:language="en" fo:country="US" fo:font-style="normal" fo:background-color="transparent" loext:char-shading-value="0" style:language-asian="ru" style:country-asian="RU" style:font-style-asian="normal" style:font-style-complex="normal"/>
    </style:style>
    <style:style style:name="T12" style:family="text">
      <style:text-properties fo:language="en" fo:country="US" fo:font-weight="bold" style:font-weight-asian="bold"/>
    </style:style>
    <style:style style:name="T13" style:family="text">
      <style:text-properties fo:language="en" fo:country="US" fo:font-weight="bold" officeooo:rsid="018c1d01"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background-color="transparent" loext:char-shading-value="0"/>
    </style:style>
    <style:style style:name="T18" style:family="text">
      <style:text-properties fo:language="en" fo:country="US" officeooo:rsid="01cbd182" fo:background-color="transparent" loext:char-shading-value="0"/>
    </style:style>
    <style:style style:name="T19" style:family="text">
      <style:text-properties fo:language="en" fo:country="US" fo:background-color="transparent" loext:char-shading-value="0" style:language-asian="ru" style:country-asian="RU"/>
    </style:style>
    <style:style style:name="T20" style:family="text">
      <style:text-properties fo:language="en" fo:country="US" officeooo:rsid="0192fe81"/>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style:language-asian="ru" style:country-asian="RU" style:font-weight-asian="normal" style:font-weight-complex="normal"/>
    </style:style>
    <style:style style:name="T23" style:family="text">
      <style:text-properties fo:language="en" fo:country="US" officeooo:rsid="01eba80b"/>
    </style:style>
    <style:style style:name="T24" style:family="text">
      <style:text-properties officeooo:rsid="014bef49"/>
    </style:style>
    <style:style style:name="T25" style:family="text">
      <style:text-properties officeooo:rsid="014de9c1"/>
    </style:style>
    <style:style style:name="T26" style:family="text">
      <style:text-properties fo:font-size="8pt" fo:letter-spacing="0.02mm" style:font-size-asian="8pt" style:font-size-complex="8pt"/>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1c7c1ba" style:font-style-asian="italic" style:font-style-complex="italic"/>
    </style:style>
    <style:style style:name="T30" style:family="text">
      <style:text-properties fo:font-style="italic" officeooo:rsid="01c95477" style:font-style-asian="italic" style:font-style-complex="italic"/>
    </style:style>
    <style:style style:name="T31" style:family="text">
      <style:text-properties fo:font-style="italic" officeooo:rsid="01c7c1ba" style:font-style-asian="italic"/>
    </style:style>
    <style:style style:name="T32" style:family="text">
      <style:text-properties fo:font-style="italic" officeooo:rsid="01c95477" style:font-style-asian="italic"/>
    </style:style>
    <style:style style:name="T33" style:family="text">
      <style:text-properties fo:font-style="italic" fo:background-color="transparent" loext:char-shading-value="0" style:font-style-asian="italic"/>
    </style:style>
    <style:style style:name="T34" style:family="text">
      <style:text-properties fo:font-style="italic" officeooo:rsid="01ea2feb" fo:background-color="transparent" loext:char-shading-value="0" style:font-style-asian="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style:font-name="Liberation Serif1"/>
    </style:style>
    <style:style style:name="T38" style:family="text">
      <style:text-properties style:font-name="Liberation Serif1" style:font-name-complex="Liberation Serif1"/>
    </style:style>
    <style:style style:name="T39" style:family="text">
      <style:text-properties style:font-name="Liberation Serif1" fo:language="en" fo:country="US"/>
    </style:style>
    <style:style style:name="T40" style:family="text">
      <style:text-properties style:font-name="Liberation Serif1" fo:language="en" fo:country="US" fo:font-weight="bold" style:font-weight-asian="bold"/>
    </style:style>
    <style:style style:name="T41" style:family="text">
      <style:text-properties style:font-name="Liberation Serif1" fo:language="en" fo:country="US" fo:font-weight="bold" style:font-weight-asian="bold" style:font-name-complex="Liberation Serif1" style:font-weight-complex="bold"/>
    </style:style>
    <style:style style:name="T42" style:family="text">
      <style:text-properties style:font-name="Liberation Serif1" fo:language="en" fo:country="US" fo:background-color="transparent" loext:char-shading-value="0" style:language-asian="ru" style:country-asian="RU"/>
    </style:style>
    <style:style style:name="T43" style:family="text">
      <style:text-properties style:font-name="Liberation Serif1" fo:font-weight="bold" style:font-weight-asian="bold"/>
    </style:style>
    <style:style style:name="T44" style:family="text">
      <style:text-properties style:font-name="Liberation Serif1" fo:font-weight="bold" style:font-weight-asian="bold" style:font-name-complex="Liberation Serif1" style:font-weight-complex="bold"/>
    </style:style>
    <style:style style:name="T45" style:family="text">
      <style:text-properties style:font-name="Liberation Serif1" fo:font-weight="bold" officeooo:rsid="015b39b1" style:font-weight-asian="bold" style:font-name-complex="Liberation Serif1" style:font-weight-complex="bold"/>
    </style:style>
    <style:style style:name="T46" style:family="text">
      <style:text-properties style:font-name="Liberation Serif1" fo:font-weight="bold" style:font-weight-asian="bold" style:font-weight-complex="bold"/>
    </style:style>
    <style:style style:name="T47" style:family="text">
      <style:text-properties style:font-name="Liberation Serif1" style:font-name-asian="TimesNewRomanPS-BoldMT"/>
    </style:style>
    <style:style style:name="T48" style:family="text">
      <style:text-properties style:font-name="Liberation Serif1" fo:font-style="italic" style:font-style-asian="italic" style:font-name-complex="Liberation Serif1"/>
    </style:style>
    <style:style style:name="T49" style:family="text">
      <style:text-properties style:font-name="Liberation Serif1" fo:font-style="italic" officeooo:rsid="01ea2feb" style:font-style-asian="italic" style:font-name-complex="Liberation Serif1"/>
    </style:style>
    <style:style style:name="T50" style:family="text">
      <style:text-properties style:font-name="Liberation Serif1" fo:font-style="italic" style:font-style-asian="italic" style:font-name-complex="Liberation Serif1" style:font-style-complex="italic"/>
    </style:style>
    <style:style style:name="T51" style:family="text">
      <style:text-properties style:font-name="Liberation Serif1" fo:font-style="italic" officeooo:rsid="01ea2feb" style:font-style-asian="italic" style:font-name-complex="Liberation Serif1" style:font-style-complex="italic"/>
    </style:style>
    <style:style style:name="T52" style:family="text">
      <style:text-properties style:font-name="Liberation Serif1" fo:font-size="10pt" style:font-size-asian="10pt" style:font-name-complex="Times New Roman" style:font-size-complex="10pt"/>
    </style:style>
    <style:style style:name="T53" style:family="text">
      <style:text-properties style:font-name="Liberation Serif1" fo:font-size="10pt" style:font-size-asian="10pt" style:font-size-complex="10pt"/>
    </style:style>
    <style:style style:name="T54" style:family="text">
      <style:text-properties style:font-name="Liberation Serif1" fo:font-size="10pt" fo:language="en" fo:country="US" fo:font-style="italic" style:font-size-asian="10pt" style:font-style-asian="italic" style:font-name-complex="Times New Roman" style:font-size-complex="10pt"/>
    </style:style>
    <style:style style:name="T55" style:family="text">
      <style:text-properties style:font-name="Liberation Serif1" fo:font-size="10pt" fo:language="en" fo:country="US" fo:font-style="italic" style:font-size-asian="10pt" style:font-style-asian="italic" style:font-name-complex="Times New Roman" style:font-size-complex="10pt" style:font-weight-complex="bold"/>
    </style:style>
    <style:style style:name="T56" style:family="text">
      <style:text-properties style:font-name="Liberation Serif1" fo:font-size="10pt" fo:language="en" fo:country="US" fo:font-style="italic" style:font-size-asian="10pt" style:font-style-asian="italic" style:font-size-complex="10pt" style:font-style-complex="italic"/>
    </style:style>
    <style:style style:name="T57" style:family="text">
      <style:text-properties style:font-name="Liberation Serif1" fo:font-size="10pt" fo:language="en" fo:country="US" style:font-size-asian="10pt" style:font-name-complex="Times New Roman" style:font-size-complex="10pt"/>
    </style:style>
    <style:style style:name="T58" style:family="text">
      <style:text-properties style:font-name="Liberation Serif1" fo:font-size="10pt" fo:language="en" fo:country="US" style:font-size-asian="10pt" style:font-name-complex="Times New Roman" style:font-size-complex="10pt" style:font-weight-complex="bold"/>
    </style:style>
    <style:style style:name="T59" style:family="text">
      <style:text-properties style:font-name="Liberation Serif1" fo:font-size="10pt" fo:language="en" fo:country="US" style:font-size-asian="10pt" style:font-size-complex="10pt"/>
    </style:style>
    <style:style style:name="T60" style:family="text">
      <style:text-properties style:font-name="Liberation Serif1" fo:font-size="10pt" fo:letter-spacing="-0.04mm" fo:language="en" fo:country="none" fo:font-style="italic" style:font-size-asian="10pt" style:font-style-asian="italic" style:font-name-complex="Times New Roman" style:font-size-complex="10pt"/>
    </style:style>
    <style:style style:name="T61" style:family="text">
      <style:text-properties style:font-name="Liberation Serif1" fo:font-size="10pt" fo:letter-spacing="-0.04mm" fo:language="en" fo:country="none" style:font-size-asian="10pt" style:font-name-complex="Times New Roman" style:font-size-complex="10pt"/>
    </style:style>
    <style:style style:name="T62" style:family="text">
      <style:text-properties style:font-name="Liberation Serif1" fo:font-size="10pt" fo:letter-spacing="-0.04mm" fo:language="en" fo:country="US" fo:font-style="italic" style:font-size-asian="10pt" style:font-style-asian="italic" style:font-name-complex="Times New Roman" style:font-size-complex="10pt"/>
    </style:style>
    <style:style style:name="T63" style:family="text">
      <style:text-properties style:font-name="Liberation Serif1" fo:font-size="10pt" fo:letter-spacing="-0.04mm" fo:language="en" fo:country="US" style:font-size-asian="10pt" style:font-name-complex="Times New Roman" style:font-size-complex="10pt"/>
    </style:style>
    <style:style style:name="T64" style:family="text">
      <style:text-properties style:font-name="Liberation Serif1" officeooo:rsid="01e08ed9"/>
    </style:style>
    <style:style style:name="T65" style:family="text">
      <style:text-properties style:font-name="Liberation Serif1" fo:letter-spacing="-0.02mm" fo:language="en" fo:country="US" style:language-asian="zh" style:country-asian="CN" style:language-complex="ar" style:country-complex="SA"/>
    </style:style>
    <style:style style:name="T66" style:family="text">
      <style:text-properties style:font-name="Liberation Serif1" fo:font-size="11pt" style:font-size-asian="11pt" style:font-size-complex="11pt"/>
    </style:style>
    <style:style style:name="T67" style:family="text">
      <style:text-properties style:font-name="Liberation Serif1" fo:font-size="11pt" fo:language="ru" fo:country="RU" style:font-size-asian="11pt" style:font-size-complex="11pt"/>
    </style:style>
    <style:style style:name="T68" style:family="text">
      <style:text-properties style:font-name="Liberation Serif1" fo:font-size="11pt" fo:language="en" fo:country="US" fo:font-weight="normal" fo:background-color="transparent" loext:char-shading-value="0" style:font-size-asian="11pt" style:font-weight-asian="normal" style:font-size-complex="11pt" style:font-weight-complex="normal"/>
    </style:style>
    <style:style style:name="T69" style:family="text">
      <style:text-properties style:font-name="Liberation Serif1" officeooo:rsid="01ec2bec"/>
    </style:style>
    <style:style style:name="T70" style:family="text">
      <style:text-properties style:font-name="Liberation Serif1" fo:font-size="9pt" fo:background-color="transparent" loext:char-shading-value="0" style:font-size-asian="9pt" style:font-size-complex="9pt"/>
    </style:style>
    <style:style style:name="T71" style:family="text">
      <style:text-properties style:font-name="Liberation Serif1" fo:font-size="9pt" officeooo:rsid="01c97287" fo:background-color="transparent" loext:char-shading-value="0" style:font-size-asian="9pt" style:font-size-complex="9pt"/>
    </style:style>
    <style:style style:name="T72" style:family="text">
      <style:text-properties fo:language="en" fo:country="none" fo:background-color="transparent" loext:char-shading-value="0"/>
    </style:style>
    <style:style style:name="T73" style:family="text">
      <style:text-properties style:use-window-font-color="true" style:text-outline="false" style:text-line-through-style="none" style:text-line-through-type="none" style:font-name="IPH Lib Serif" fo:font-size="8pt" fo:letter-spacing="0.02mm"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74" style:family="text">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75" style:family="text">
      <style:text-properties style:text-scale="99%"/>
    </style:style>
    <style:style style:name="T76" style:family="text">
      <style:text-properties officeooo:rsid="015b39b1"/>
    </style:style>
    <style:style style:name="T77" style:family="text">
      <style:text-properties officeooo:rsid="017d0869"/>
    </style:style>
    <style:style style:name="T78" style:family="text">
      <style:text-properties fo:language="de" fo:country="DE"/>
    </style:style>
    <style:style style:name="T79" style:family="text">
      <style:text-properties fo:language="de" fo:country="DE" fo:font-weight="bold" style:font-weight-asian="bold"/>
    </style:style>
    <style:style style:name="T80" style:family="text">
      <style:text-properties fo:language="de" fo:country="DE" fo:font-weight="bold" style:font-name-asian="MinionPro-It" style:font-weight-asian="bold"/>
    </style:style>
    <style:style style:name="T81" style:family="text">
      <style:text-properties fo:language="de" fo:country="DE" style:font-name-asian="MinionPro-It"/>
    </style:style>
    <style:style style:name="T82" style:family="text">
      <style:text-properties fo:language="ru" fo:country="RU"/>
    </style:style>
    <style:style style:name="T83" style:family="text">
      <style:text-properties fo:language="ru" fo:country="RU" fo:font-style="italic" fo:font-weight="normal" style:language-asian="en" style:country-asian="US" style:font-style-asian="italic" style:font-weight-asian="normal" style:font-style-complex="italic" style:font-weight-complex="normal"/>
    </style:style>
    <style:style style:name="T84" style:family="text">
      <style:text-properties fo:language="ru" fo:country="RU" fo:font-style="italic" fo:font-weight="normal" officeooo:rsid="018ec7f8" style:language-asian="en" style:country-asian="US" style:font-style-asian="italic" style:font-weight-asian="normal" style:font-style-complex="italic" style:font-weight-complex="normal"/>
    </style:style>
    <style:style style:name="T85" style:family="text">
      <style:text-properties fo:language="ru" fo:country="RU" officeooo:rsid="01ea2feb" fo:background-color="transparent" loext:char-shading-value="0"/>
    </style:style>
    <style:style style:name="T86" style:family="text">
      <style:text-properties fo:language="ru" fo:country="RU" officeooo:rsid="01eba80b"/>
    </style:style>
    <style:style style:name="T87" style:family="text">
      <style:text-properties fo:letter-spacing="-0.04mm"/>
    </style:style>
    <style:style style:name="T88" style:family="text">
      <style:text-properties fo:letter-spacing="-0.07mm"/>
    </style:style>
    <style:style style:name="T89" style:family="text">
      <style:text-properties fo:background-color="transparent" loext:char-shading-value="0"/>
    </style:style>
    <style:style style:name="T90" style:family="text">
      <style:text-properties officeooo:rsid="01cbd182" fo:background-color="transparent" loext:char-shading-value="0"/>
    </style:style>
    <style:style style:name="T91" style:family="text">
      <style:text-properties officeooo:rsid="01ea2feb" fo:background-color="transparent" loext:char-shading-value="0"/>
    </style:style>
    <style:style style:name="T92" style:family="text">
      <style:text-properties officeooo:rsid="021359d3" fo:background-color="transparent" loext:char-shading-value="0"/>
    </style:style>
    <style:style style:name="T93" style:family="text">
      <style:text-properties fo:font-size="11pt" style:font-size-asian="11pt" style:font-size-complex="11pt"/>
    </style:style>
    <style:style style:name="T94" style:family="text">
      <style:text-properties fo:font-size="11pt" fo:font-style="normal" fo:font-weight="bold" style:font-size-asian="11pt" style:font-style-asian="normal" style:font-weight-asian="bold" style:font-size-complex="11pt" style:font-style-complex="normal" style:font-weight-complex="bold"/>
    </style:style>
    <style:style style:name="T9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6" style:family="text">
      <style:text-properties fo:font-size="11pt" fo:font-weight="normal" style:font-size-asian="11pt" style:font-weight-asian="normal" style:font-size-complex="11pt" style:font-weight-complex="normal"/>
    </style:style>
    <style:style style:name="T97"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98" style:family="text">
      <style:text-properties fo:font-size="11pt" fo:language="ru" fo:country="RU" style:font-size-asian="11pt" style:font-size-complex="11pt"/>
    </style:style>
    <style:style style:name="T99" style:family="text">
      <style:text-properties fo:color="#000000" style:text-position="super 58%" style:font-name="Liberation Serif1" fo:font-size="10pt" fo:language="en" fo:country="US" style:font-size-asian="10pt" style:font-name-complex="Times New Roman" style:font-size-complex="10pt"/>
    </style:style>
    <style:style style:name="T100" style:family="text">
      <style:text-properties fo:color="#000000" style:text-position="super 58%" style:font-name="IPH Lib Serif3" fo:font-size="10pt" fo:language="en" fo:country="US" style:font-size-asian="10pt" style:font-name-complex="Times New Roman" style:font-size-complex="10pt"/>
    </style:style>
    <style:style style:name="T101" style:family="text">
      <style:text-properties fo:color="#000000" style:font-name="Liberation Serif1" fo:font-size="10pt" fo:language="en" fo:country="US" fo:font-style="italic" style:font-size-asian="10pt" style:font-style-asian="italic" style:font-name-complex="Times New Roman" style:font-size-complex="10pt"/>
    </style:style>
    <style:style style:name="T102" style:family="text">
      <style:text-properties fo:color="#000000" style:font-name="Liberation Serif1" fo:font-size="10pt" fo:language="en" fo:country="US" style:font-size-asian="10pt" style:font-name-complex="Times New Roman" style:font-size-complex="10pt"/>
    </style:style>
    <style:style style:name="T103" style:family="text">
      <style:text-properties fo:color="#000000" style:font-name="Liberation Serif1" fo:font-size="11pt" fo:language="en" fo:country="US" style:font-size-asian="11pt" style:font-size-complex="11pt"/>
    </style:style>
    <style:style style:name="T104" style:family="text">
      <style:text-properties fo:color="#000000" style:font-name="Liberation Serif1" fo:font-size="11pt" fo:language="en" fo:country="US" fo:font-weight="normal" officeooo:rsid="01cf504d" fo:background-color="transparent" loext:char-shading-value="0" style:font-size-asian="11pt" style:font-weight-asian="normal" style:font-size-complex="11pt" style:font-weight-complex="normal"/>
    </style:style>
    <style:style style:name="T105" style:family="text">
      <style:text-properties fo:color="#000000" style:font-name="Liberation Serif1" fo:font-size="11pt" fo:language="en" fo:country="US" fo:background-color="transparent" loext:char-shading-value="0" style:font-size-asian="11pt" style:font-size-complex="11pt"/>
    </style:style>
    <style:style style:name="T106" style:family="text">
      <style:text-properties fo:color="#000000" style:font-name="Liberation Serif1" fo:font-size="11pt" fo:language="ru" fo:country="RU" style:font-size-asian="11pt" style:font-size-complex="11pt"/>
    </style:style>
    <style:style style:name="T107" style:family="text">
      <style:text-properties fo:color="#000000" style:font-name="Liberation Serif1" fo:font-size="9pt" fo:language="en" fo:country="US" fo:background-color="transparent" loext:char-shading-value="0" style:font-size-asian="9pt" style:font-size-complex="9pt"/>
    </style:style>
    <style:style style:name="T108" style:family="text">
      <style:text-properties fo:color="#000000" fo:language="ru" fo:country="RU"/>
    </style:style>
    <style:style style:name="T109" style:family="text">
      <style:text-properties fo:color="#000000" style:font-name="IPH Lib Serif3" fo:font-size="10pt" fo:language="en" fo:country="US" fo:font-style="italic" style:font-size-asian="10pt" style:font-style-asian="italic" style:font-name-complex="Times New Roman" style:font-size-complex="10pt"/>
    </style:style>
    <style:style style:name="T110" style:family="text">
      <style:text-properties fo:color="#000000" style:font-name="IPH Lib Serif3" fo:font-size="10pt" fo:language="en" fo:country="US" style:font-size-asian="10pt" style:font-name-complex="Times New Roman" style:font-size-complex="10pt"/>
    </style:style>
    <style:style style:name="T111" style:family="text">
      <style:text-properties fo:color="#000000" style:font-name="IPH Lib Serif3" fo:font-size="9pt" fo:language="en" fo:country="US" fo:background-color="transparent" loext:char-shading-value="0" style:font-size-asian="9pt" style:font-size-complex="9pt"/>
    </style:style>
    <style:style style:name="T112" style:family="text">
      <style:text-properties fo:color="#000000" style:font-name="IPH Lib Serif3" fo:font-size="11pt" fo:language="en" fo:country="US" style:font-size-asian="11pt" style:font-size-complex="11pt"/>
    </style:style>
    <style:style style:name="T113" style:family="text">
      <style:text-properties fo:color="#000000" style:font-name="IPH Lib Serif3" fo:font-size="11pt" fo:language="en" fo:country="US" fo:font-weight="normal" officeooo:rsid="01cf504d" fo:background-color="transparent" loext:char-shading-value="0" style:font-size-asian="11pt" style:font-weight-asian="normal" style:font-size-complex="11pt" style:font-weight-complex="normal"/>
    </style:style>
    <style:style style:name="T114" style:family="text">
      <style:text-properties fo:color="#000000" style:font-name="IPH Lib Serif3" fo:font-size="11pt" fo:language="en" fo:country="US" fo:background-color="transparent" loext:char-shading-value="0" style:font-size-asian="11pt" style:font-size-complex="11pt"/>
    </style:style>
    <style:style style:name="T115" style:family="text">
      <style:text-properties fo:color="#000000" style:font-name="IPH Lib Serif3" fo:font-size="11pt" fo:language="ru" fo:country="RU" style:font-size-asian="11pt" style:font-size-complex="11pt"/>
    </style:style>
    <style:style style:name="T116" style:family="text">
      <style:text-properties fo:letter-spacing="-0.11mm"/>
    </style:style>
    <style:style style:name="T117" style:family="text">
      <style:text-properties fo:font-size="9pt" style:font-size-asian="9pt" style:font-size-complex="9pt"/>
    </style:style>
    <style:style style:name="T118" style:family="text">
      <style:text-properties fo:font-size="9pt" officeooo:rsid="015b39b1" style:font-size-asian="9pt" style:font-size-complex="9pt"/>
    </style:style>
    <style:style style:name="T119" style:family="text">
      <style:text-properties officeooo:rsid="01eba80b"/>
    </style:style>
    <style:style style:name="T120" style:family="text">
      <style:text-properties style:font-name="IPH Lib Serif3"/>
    </style:style>
    <style:style style:name="T121" style:family="text">
      <style:text-properties style:font-name="IPH Lib Serif3" fo:language="en" fo:country="US"/>
    </style:style>
    <style:style style:name="T122" style:family="text">
      <style:text-properties style:font-name="IPH Lib Serif3" fo:language="en" fo:country="US" fo:font-style="italic" fo:background-color="transparent" loext:char-shading-value="0" style:font-style-asian="italic" style:font-style-complex="italic"/>
    </style:style>
    <style:style style:name="T123" style:family="text">
      <style:text-properties style:font-name="IPH Lib Serif3" fo:language="en" fo:country="US" fo:font-style="normal" fo:background-color="transparent" loext:char-shading-value="0" style:font-style-asian="normal" style:font-style-complex="normal"/>
    </style:style>
    <style:style style:name="T124" style:family="text">
      <style:text-properties style:font-name="IPH Lib Serif3" fo:language="en" fo:country="US" fo:font-style="normal" fo:background-color="transparent" loext:char-shading-value="0" style:language-asian="ru" style:country-asian="RU" style:font-style-asian="normal" style:font-style-complex="normal"/>
    </style:style>
    <style:style style:name="T125" style:family="text">
      <style:text-properties style:font-name="IPH Lib Serif3" fo:language="en" fo:country="US" fo:font-style="normal" style:font-style-asian="normal" style:font-name-complex="Times New Roman" style:font-style-complex="normal"/>
    </style:style>
    <style:style style:name="T126" style:family="text">
      <style:text-properties style:font-name="IPH Lib Serif3" fo:language="en" fo:country="US" fo:font-style="normal" style:font-name-asian="Times New Roman" style:language-asian="ru" style:country-asian="RU" style:font-style-asian="normal" style:font-name-complex="Times New Roman" style:font-style-complex="normal"/>
    </style:style>
    <style:style style:name="T127" style:family="text">
      <style:text-properties style:font-name="IPH Lib Serif3" fo:language="en" fo:country="US" fo:font-style="normal" style:language-asian="ru" style:country-asian="RU" style:font-style-asian="normal" style:font-name-complex="Times New Roman" style:font-style-complex="normal"/>
    </style:style>
    <style:style style:name="T128" style:family="text">
      <style:text-properties style:font-name="IPH Lib Serif3" fo:language="en" fo:country="US" fo:font-style="normal" style:language-asian="ru" style:country-asian="RU" style:font-style-asian="normal" style:font-name-complex="Times New Roman" style:font-style-complex="normal" style:font-weight-complex="bold"/>
    </style:style>
    <style:style style:name="T129" style:family="text">
      <style:text-properties style:font-name="IPH Lib Serif3" fo:language="en" fo:country="US" style:font-name-complex="Times New Roman"/>
    </style:style>
    <style:style style:name="T130" style:family="text">
      <style:text-properties style:font-name="IPH Lib Serif3" fo:language="en" fo:country="US" fo:font-weight="bold" style:font-weight-asian="bold" style:font-name-complex="Liberation Serif1" style:font-weight-complex="bold"/>
    </style:style>
    <style:style style:name="T131" style:family="text">
      <style:text-properties style:font-name="IPH Lib Serif3" fo:font-size="8pt" fo:language="en" fo:country="none" fo:background-color="transparent" loext:char-shading-value="0" style:font-size-asian="8pt" style:font-size-complex="8pt"/>
    </style:style>
    <style:style style:name="T132" style:family="text">
      <style:text-properties style:font-name="IPH Lib Serif3" fo:font-size="10pt" fo:font-style="italic" style:font-size-asian="10pt" style:font-style-asian="italic" style:font-name-complex="Times New Roman" style:font-size-complex="10pt"/>
    </style:style>
    <style:style style:name="T133" style:family="text">
      <style:text-properties style:font-name="IPH Lib Serif3" fo:font-size="10pt" fo:font-style="italic" style:font-name-asian="Times New Roman" style:font-size-asian="10pt" style:font-style-asian="italic" style:font-name-complex="Times New Roman" style:font-size-complex="10pt"/>
    </style:style>
    <style:style style:name="T134" style:family="text">
      <style:text-properties style:font-name="IPH Lib Serif3" fo:font-size="10pt" style:font-size-asian="10pt" style:font-name-complex="Times New Roman" style:font-size-complex="10pt"/>
    </style:style>
    <style:style style:name="T135" style:family="text">
      <style:text-properties style:font-name="IPH Lib Serif3" fo:font-size="10pt" style:font-size-asian="10pt" style:font-size-complex="10pt"/>
    </style:style>
    <style:style style:name="T136" style:family="text">
      <style:text-properties style:font-name="IPH Lib Serif3" fo:font-size="10pt" fo:language="en" fo:country="US" fo:font-style="italic" style:font-size-asian="10pt" style:font-style-asian="italic" style:font-name-complex="Times New Roman" style:font-size-complex="10pt"/>
    </style:style>
    <style:style style:name="T137" style:family="text">
      <style:text-properties style:font-name="IPH Lib Serif3" fo:font-size="10pt" fo:language="en" fo:country="US" fo:font-style="italic" style:font-size-asian="10pt" style:font-style-asian="italic" style:font-name-complex="Times New Roman" style:font-size-complex="10pt" style:font-style-complex="italic" style:font-weight-complex="bold"/>
    </style:style>
    <style:style style:name="T138" style:family="text">
      <style:text-properties style:font-name="IPH Lib Serif3" fo:font-size="10pt" fo:language="en" fo:country="US" fo:font-style="italic" style:font-size-asian="10pt" style:font-style-asian="italic" style:font-name-complex="Times New Roman" style:font-size-complex="10pt" style:font-weight-complex="bold"/>
    </style:style>
    <style:style style:name="T139" style:family="text">
      <style:text-properties style:font-name="IPH Lib Serif3" fo:font-size="10pt" fo:language="en" fo:country="US" fo:font-style="italic" style:font-size-asian="10pt" style:font-style-asian="italic" style:font-size-complex="10pt" style:font-style-complex="italic"/>
    </style:style>
    <style:style style:name="T140" style:family="text">
      <style:text-properties style:font-name="IPH Lib Serif3" fo:font-size="10pt" fo:language="en" fo:country="US" style:font-size-asian="10pt" style:font-name-complex="Times New Roman" style:font-size-complex="10pt"/>
    </style:style>
    <style:style style:name="T141" style:family="text">
      <style:text-properties style:font-name="IPH Lib Serif3" fo:font-size="10pt" fo:language="en" fo:country="US" style:font-size-asian="10pt" style:font-name-complex="Times New Roman" style:font-size-complex="10pt" style:font-weight-complex="bold"/>
    </style:style>
    <style:style style:name="T142" style:family="text">
      <style:text-properties style:font-name="IPH Lib Serif3" fo:font-size="10pt" fo:language="en" fo:country="US" style:font-size-asian="10pt" style:font-size-complex="10pt"/>
    </style:style>
    <style:style style:name="T143" style:family="text">
      <style:text-properties style:font-name="IPH Lib Serif3" fo:font-size="10pt" fo:letter-spacing="-0.04mm" fo:font-style="italic" style:font-size-asian="10pt" style:font-style-asian="italic" style:font-name-complex="Times New Roman" style:font-size-complex="10pt"/>
    </style:style>
    <style:style style:name="T144" style:family="text">
      <style:text-properties style:font-name="IPH Lib Serif3" fo:font-size="10pt" fo:letter-spacing="-0.04mm" fo:language="en" fo:country="none" fo:font-style="italic" style:font-size-asian="10pt" style:font-style-asian="italic" style:font-name-complex="Times New Roman" style:font-size-complex="10pt"/>
    </style:style>
    <style:style style:name="T145" style:family="text">
      <style:text-properties style:font-name="IPH Lib Serif3" fo:font-size="10pt" fo:letter-spacing="-0.04mm" fo:language="en" fo:country="none" style:font-size-asian="10pt" style:font-name-complex="Times New Roman" style:font-size-complex="10pt"/>
    </style:style>
    <style:style style:name="T146" style:family="text">
      <style:text-properties style:font-name="IPH Lib Serif3" fo:font-size="10pt" fo:letter-spacing="-0.04mm" fo:language="en" fo:country="US" fo:font-style="italic" style:font-size-asian="10pt" style:font-style-asian="italic" style:font-name-complex="Times New Roman" style:font-size-complex="10pt"/>
    </style:style>
    <style:style style:name="T147" style:family="text">
      <style:text-properties style:font-name="IPH Lib Serif3" fo:font-size="10pt" fo:letter-spacing="-0.04mm" fo:language="en" fo:country="US" style:font-size-asian="10pt" style:font-name-complex="Times New Roman" style:font-size-complex="10pt"/>
    </style:style>
    <style:style style:name="T148" style:family="text">
      <style:text-properties style:font-name="IPH Lib Serif3" fo:font-weight="bold" style:font-weight-asian="bold" style:font-name-complex="Liberation Serif1" style:font-weight-complex="bold"/>
    </style:style>
    <style:style style:name="T149" style:family="text">
      <style:text-properties style:font-name="IPH Lib Serif3" fo:font-weight="bold" officeooo:rsid="015b39b1" style:font-weight-asian="bold" style:font-name-complex="Liberation Serif1" style:font-weight-complex="bold"/>
    </style:style>
    <style:style style:name="T150" style:family="text">
      <style:text-properties style:font-name="IPH Lib Serif3" style:font-name-complex="Liberation Serif1"/>
    </style:style>
    <style:style style:name="T151" style:family="text">
      <style:text-properties style:font-name="IPH Lib Serif3" fo:font-style="italic" style:font-style-asian="italic" style:font-name-complex="Liberation Serif1"/>
    </style:style>
    <style:style style:name="T152" style:family="text">
      <style:text-properties style:font-name="IPH Lib Serif3" fo:font-style="italic" style:font-style-asian="italic" style:font-name-complex="Liberation Serif1" style:font-style-complex="italic"/>
    </style:style>
    <style:style style:name="T153" style:family="text">
      <style:text-properties style:font-name="IPH Lib Serif3" fo:font-style="italic" officeooo:rsid="01ea2feb" style:font-style-asian="italic" style:font-name-complex="Liberation Serif1" style:font-style-complex="italic"/>
    </style:style>
    <style:style style:name="T154" style:family="text">
      <style:text-properties style:font-name="IPH Lib Serif3" fo:font-style="italic" officeooo:rsid="01ea2feb" style:font-style-asian="italic" style:font-name-complex="Liberation Serif1"/>
    </style:style>
    <style:style style:name="T155" style:family="text">
      <style:text-properties style:font-name="IPH Lib Serif3" fo:font-size="9pt" fo:background-color="transparent" loext:char-shading-value="0" style:font-size-asian="9pt" style:font-size-complex="9pt"/>
    </style:style>
    <style:style style:name="T156" style:family="text">
      <style:text-properties style:font-name="IPH Lib Serif3" fo:font-size="9pt" officeooo:rsid="01c97287" fo:background-color="transparent" loext:char-shading-value="0" style:font-size-asian="9pt" style:font-size-complex="9pt"/>
    </style:style>
    <style:style style:name="T157" style:family="text">
      <style:text-properties style:font-name="IPH Lib Serif3" fo:font-size="11pt" style:font-size-asian="11pt" style:font-size-complex="11pt"/>
    </style:style>
    <style:style style:name="T158" style:family="text">
      <style:text-properties style:font-name="IPH Lib Serif3" fo:font-size="11pt" fo:language="ru" fo:country="RU" style:font-size-asian="11pt" style:font-size-complex="11pt"/>
    </style:style>
    <style:style style:name="T159" style:family="text">
      <style:text-properties style:font-name="IPH Lib Serif3" fo:font-size="11pt" fo:language="en" fo:country="US" fo:font-weight="normal" fo:background-color="transparent" loext:char-shading-value="0" style:font-size-asian="11pt" style:font-weight-asian="normal" style:font-size-complex="11pt" style:font-weight-complex="normal"/>
    </style:style>
    <style:style style:name="T160" style:family="text">
      <style:text-properties fo:letter-spacing="-0.02mm" fo:language="en" fo:country="US" style:language-asian="zh" style:country-asian="CN" style:language-complex="ar" style:country-complex="SA"/>
    </style:style>
    <style:style style:name="T161" style:family="text">
      <style:text-properties officeooo:rsid="01ec2bec"/>
    </style:style>
    <style:style style:name="T162" style:family="text">
      <style:text-properties style:font-name-asian="TimesNewRomanPS-BoldMT"/>
    </style:style>
    <style:style style:name="T163" style:family="text">
      <style:text-properties officeooo:rsid="01e08ed9"/>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12" text:name="volume"/>
        <text:user-field-decl office:value-type="string" office:string-value="2" text:name="number"/>
        <text:user-field-decl office:value-type="string" office:string-value="19" text:name="article1LastPage"/>
        <text:user-field-decl office:value-type="string" office:string-value="УДК 17.021.1 " text:name="article1UDK"/>
        <text:user-field-decl office:value-type="string" office:string-value="©  Прокофьев А.В." text:name="author1Copyright"/>
        <text:user-field-decl office:value-type="string" office:string-value="А.В. Прокофьев. Мораль, вероятность и риск" text:name="rightHeader1"/>
        <text:user-field-decl office:value-type="string" office:string-value="Мораль, политика, общество" text:name="leftHeader1"/>
        <text:user-field-decl office:value-type="string" office:string-value="33" text:name="article2LastPage"/>
        <text:user-field-decl office:value-type="string" office:string-value="УДК 130.2" text:name="article2UDK"/>
        <text:user-field-decl office:value-type="string" office:string-value="©  Павлов А.В." text:name="author2Copyright"/>
        <text:user-field-decl office:value-type="string" office:string-value="А.В. Павлов. Образы современности в XXI веке: гипермодернизм" text:name="rightHeader2"/>
        <text:user-field-decl office:value-type="string" office:string-value="Мораль, политика, общество" text:name="leftHeader2"/>
        <text:user-field-decl office:value-type="string" office:string-value="47" text:name="article3LastPage"/>
        <text:user-field-decl office:value-type="string" office:string-value="УДК 165.741" text:name="article3UDK"/>
        <text:user-field-decl office:value-type="string" office:string-value="© Jerold J. Abrams" text:name="author3Copyright"/>
        <text:user-field-decl office:value-type="string" office:string-value="Jerold J. Abrams. Emerson and the reconstruction of pragmatism" text:name="rightHeader3"/>
        <text:user-field-decl office:value-type="string" office:string-value="История философии" text:name="leftHeader3"/>
        <text:user-field-decl office:value-type="string" office:string-value="63" text:name="article4LastPage"/>
        <text:user-field-decl office:value-type="string" office:string-value="УДК 165.18" text:name="article4UDK"/>
        <text:user-field-decl office:value-type="string" office:string-value="©  Длугач Т.Б." text:name="author4Copyright"/>
        <text:user-field-decl office:value-type="string" office:string-value="Т.Б. Длугач. О некоторых странных предположениях..." text:name="rightHeader4"/>
        <text:user-field-decl office:value-type="string" office:string-value="История философии" text:name="leftHeader4"/>
        <text:user-field-decl office:value-type="string" office:string-value="77" text:name="article5LastPage"/>
        <text:user-field-decl office:value-type="string" office:string-value="УДК 141.319" text:name="article5UDK"/>
        <text:user-field-decl office:value-type="string" office:string-value="©  Савинов Р.В." text:name="author5Copyright"/>
        <text:user-field-decl office:value-type="string" office:string-value="Р.В. Савинов. Развитие эпистемологии неосхоластики и неотомизма" text:name="rightHeader5"/>
        <text:user-field-decl office:value-type="string" office:string-value="История философии" text:name="leftHeader5"/>
        <text:user-field-decl office:value-type="string" office:string-value="91" text:name="article6LastPage"/>
        <text:user-field-decl office:value-type="string" office:string-value="УДК 167" text:name="article6UDK"/>
        <text:user-field-decl office:value-type="string" office:string-value="©  Розин В.М." text:name="author6Copyright"/>
        <text:user-field-decl office:value-type="string" office:string-value="В.М. Розин. Некоторые особенностиисторического познания и онтологии" text:name="rightHeader6"/>
        <text:user-field-decl office:value-type="string" office:string-value="Философия и научное познание" text:name="leftHeader6"/>
        <text:user-field-decl office:value-type="string" office:string-value="102" text:name="article7LastPage"/>
        <text:user-field-decl office:value-type="string" office:string-value="УДК 159.947.2" text:name="article7UDK"/>
        <text:user-field-decl office:value-type="string" office:string-value="С.М. Левин, В.С. Югай. Иллюзия выбора и неконтролируемые действия" text:name="rightHeader7"/>
        <text:user-field-decl office:value-type="string" office:string-value="Философия и научное познание" text:name="leftHeader7"/>
        <text:user-field-decl office:value-type="string" office:string-value="116" text:name="article8LastPage"/>
        <text:user-field-decl office:value-type="string" office:string-value="УДК 101.9" text:name="article8UDK"/>
        <text:user-field-decl office:value-type="string" office:string-value="©  Фокин С.Л." text:name="author8Copyright"/>
        <text:user-field-decl office:value-type="string" office:string-value="С.Л. Фокин. Рене Декарт и ученые жены: опасные связи" text:name="rightHeader8"/>
        <text:user-field-decl office:value-type="string" office:string-value="Философская летопись" text:name="leftHeader8"/>
        <text:user-field-decl office:value-type="string" office:string-value="130" text:name="article9LastPage"/>
        <text:user-field-decl office:value-type="string" office:string-value="УДК 101.1" text:name="article9UDK"/>
        <text:user-field-decl office:value-type="string" office:string-value="©  Кротов А.А." text:name="author9Copyright"/>
        <text:user-field-decl office:value-type="string" office:string-value="А.А. Кротов. Наполеон и Руайе-Коллар" text:name="rightHeader9"/>
        <text:user-field-decl office:value-type="string" office:string-value="Философская летопись" text:name="leftHeader9"/>
        <text:user-field-decl office:value-type="string" office:string-value="143" text:name="article10LastPage"/>
        <text:user-field-decl office:value-type="string" office:string-value="УДК 101.9" text:name="article10UDK"/>
        <text:user-field-decl office:value-type="string" office:string-value="©  Скрипник К.Д." text:name="author10Copyright"/>
        <text:user-field-decl office:value-type="string" office:string-value="К.Д. Скрипник. Философское эпистолярное наследство..." text:name="rightHeader10"/>
        <text:user-field-decl office:value-type="string" office:string-value="Философская летопись" text:name="leftHeader10"/>
        <text:user-field-decl office:value-type="string" office:string-value="159" text:name="article11LastPage"/>
        <text:user-field-decl office:value-type="string" office:string-value="УДК 141.131 + 801.733 &quot;04&quot;" text:name="article11UDK"/>
        <text:user-field-decl office:value-type="string" office:string-value="©  Курдыбайло Д.С." text:name="author11Copyright"/>
        <text:user-field-decl office:value-type="string" office:string-value="Д.С. Курдыбайло. О символизме в комментарии Прокла к «Тимею» Платона" text:name="rightHeader11"/>
        <text:user-field-decl office:value-type="string" office:string-value="История и теория культуры" text:name="leftHeader11"/>
        <text:user-field-decl office:value-type="string" office:string-value="173" text:name="article12LastPage"/>
        <text:user-field-decl office:value-type="string" office:string-value="УДК 165.62" text:name="article12UDK"/>
        <text:user-field-decl office:value-type="string" office:string-value="© Прохоров А.И." text:name="author12Copyright"/>
        <text:user-field-decl office:value-type="string" office:string-value="А.И. Прохоров. Переводы Э. Гуссерля и порождаемые ими интерпретации..." text:name="rightHeader12"/>
        <text:user-field-decl office:value-type="string" office:string-value="История и теория культуры" text:name="leftHeader12"/>
        <text:user-field-decl office:value-type="string" office:string-value="187" text:name="article13LastPage"/>
        <text:user-field-decl office:value-type="string" office:string-value="УДК 119+123 " text:name="article13UDK"/>
        <text:user-field-decl office:value-type="string" office:string-value="© Павлов И.И." text:name="author13Copyright"/>
        <text:user-field-decl office:value-type="string" office:string-value="И.И. Павлов. Перестройка и девяностыев герменевтике Владимира Бибихина" text:name="rightHeader13"/>
        <text:user-field-decl office:value-type="string" office:string-value="История и теория культуры" text:name="leftHeader13"/>
        <text:user-field-decl office:value-type="string" office:string-value="©  Левин В.С., Югай С.М." text:name="author7Copyright"/>
      </text:user-field-decls>
      <table:table table:name="Таблица6" table:style-name="Таблица6">
        <table:table-column table:style-name="Таблица6.A"/>
        <table:table-row>
          <table:table-cell table:style-name="Таблица6.A1" office:value-type="string">
            <text:p xml:id="id3513417947" text:style-name="P22">ФИЛОСОФСКИЙ ЖУРНАЛ</text:p>
            <text:p text:style-name="P23">Научно-теоретический журнал</text:p>
            <text:p text:style-name="P50"><text:user-field-get text:name="year">2019</text:user-field-get>. Т<text:span text:style-name="T76">ом </text:span><text:span text:style-name="T76"><text:page-variable-get/></text:span><text:span text:style-name="T76"><text:user-field-get text:name="volume">12</text:user-field-get></text:span>. <text:span text:style-name="T76">Номер</text:span> <text:user-field-get text:name="number">2</text:user-field-get></text:p>
          </table:table-cell>
        </table:table-row>
      </table:table>
      <text:p text:style-name="P85"><text:span text:style-name="T28">Главный редактор:</text:span> А.В. Смирнов (Институт философии РАН, Москва, Россия)</text:p>
      <text:p text:style-name="P87">Зам. главного редактора: <text:span text:style-name="T2">Н.Н. Сосна (Институт философии РАН, Москва, Россия)</text:span></text:p>
      <text:p text:style-name="P88"><text:span text:style-name="T28">Ответственный секретарь:</text:span> Ю.Г. Россиус (Институт философии РАН, Москва, Россия)</text:p>
      <text:p text:style-name="P86"><text:span text:style-name="T28">Редактор:</text:span> М.В. Егорочкин (Институт философии РАН, Москва, Россия)</text:p>
      <text:p text:style-name="P52">Редакционная коллегия</text:p>
      <text:p text:style-name="P66">В.В. Васильев (МГУ им. М.В. Ломоносова, Москва, Россия), Лоренцо Винчигуэрра (Пикардийский университет, Амьен, Франция), М.Н. Вольф (Институт философии и права СО РАН, Новосибирск, Россия), С.В. Девяткин (Новгородский государственный университет им. Ярослава Мудрого, Новгород, Россия), Мариза Денн (Университет Бордо-Монтэнь, <text:span text:style-name="T7">CEMMC</text:span>/<text:span text:style-name="T7">CERCS</text:span>, Франция) А.А. Кара-Мурза (Институт философии РАН, Москва, Россия), И.Т. Касавин (Институт философии РАН, Москва, Россия), В.А. Лекторский (Институт философии РАН, Москва, Россия), Ханс Ленк (Институт технологий г. Карлсруэ, Германия), В.И. Маркин (МГУ им. М.В. Ломоносова, Москва, Россия), М.А. Маслин (МГУ им. М.В. Ломоносова, Москва, Россия), А.А. Россиус (НИУ ВШЭ, <text:span text:style-name="T88">Москва, Россия; Итальянский институт философских исследований, Неаполь, Италия), В.Г. Федотова </text:span><text:span text:style-name="T116">(Институт философии РАН, Москва, Россия), Чжан Байчунь (Пекинский педагогический университет, </text:span>Пекин, Китай)</text:p>
      <text:p text:style-name="P51">Редакционный совет</text:p>
      <text:p text:style-name="P67">Эвандро Агацци (Университет Генуи, Италия; Университет Панамерикана, Мехико, Мексика), В.И. Аршинов (Институт философии РАН, Москва, Россия), Е.В. Афонасин (Институт философии и права СО РАН, Новосибирск, Россия), В.Д. Губин (РГГУ, Москва, Россия), А.А. Гусейнов (Институт философии РАН, Москва, Россия), Н.И. Лапин (Институт философии РАН, Москва, Россия), И.Р. Мамед-заде (Институт философии, социологии и права НАНА, Баку, Азербайджан), А.С. Манасян (Ереванский государственный университет, Ереван, Армения), В.В. Миронов (МГУ им. М.В. Ломоносова, Москва, Россия), Том Рокмор (Университет Дюкени, Питтсбург, США; Университет Пекина, Пекин, Китай), Антония Сулез (Университет Париж-VIII, Сен-Дени, Франция), М.М. Федорова (Институт философии РАН, Москва, Россия), В.В. Целищев (Институт философии и права СО РАН, Новосибирск, Россия)</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70"><text:span text:style-name="T36">Учредитель и издатель:</text:span> Федеральное государственное бюджетное учреждение науки Институт философии Российской академии наук</text:p>
            <text:p text:style-name="P70"><text:span text:style-name="T36">Периодичность:</text:span> 4 раза в год. Выходит с 2008 г.</text:p>
            <text:p text:style-name="P68"><text:span text:style-name="T36">Журнал зарегистрирован</text:span> <text:span text:style-name="T75">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72"><text:span text:style-name="T36">Журнал включен</text:span> <text:span text:style-name="T36">в</text:span><text:span text:style-name="T13">:</text:span> <text:span text:style-name="T7">Web</text:span> <text:span text:style-name="T7">of</text:span> <text:span text:style-name="T7">Science</text:span> (<text:span text:style-name="T7">Emerging</text:span> <text:span text:style-name="T7">Sources</text:span> <text:span text:style-name="T7">Citation</text:span> <text:span text:style-name="T7">Index</text:span>; <text:span text:style-name="T7">Russian</text:span> <text:span text:style-name="T7">Science</text:span> <text:span text:style-name="T7">Citation</text:span> <text:span text:style-name="T7">Index</text:span>); <text:span text:style-name="T7">Ulrich</text:span><text:span text:style-name="T160">’</text:span><text:span text:style-name="T7">s</text:span> <text:span text:style-name="T7">Periodicals</text:span> <text:span text:style-name="T7">Directory</text:span>; <text:span text:style-name="T7">EBSCO</text:span>; <text:span text:style-name="T7">ERIH</text:span> <text:span text:style-name="T7">PLUS</text:span>; Российский индекс научного ци<text:span text:style-name="T161">­</text:span>тирования (РИНЦ)<text:span text:style-name="T162">; Перечень рецензируемых научных изданий ВАК </text:span>(группы научных специальностей «09.00.00 – философские науки»)<text:span text:style-name="T162">; </text:span>КиберЛенинка</text:p>
          </table:table-cell>
          <table:table-cell table:style-name="Таблица1.A1" office:value-type="string">
            <text:p text:style-name="P74"><text:span text:style-name="T36">Подписной индекс</text:span> Объединенного каталога «Пресса России» – 41951</text:p>
            <text:p text:style-name="P77">Публикуемые материалы прошли процедуру рецензирования и экспертного отбора</text:p>
            <text:p text:style-name="P77">При частичном или полном воспроизведении опубликованных материалов ссылка на «Философский журнал» обязательна. Ответственность за достоверность приведенных сведений несут авторы статей</text:p>
            <text:p text:style-name="P78"><text:span text:style-name="T36">Адрес редакции: </text:span>Российская Федерация,<text:span text:style-name="T35"> </text:span>109240, г. Москва, ул. Гончарная, д. 12, стр. 1, оф. <text:span text:style-name="T163">612</text:span></text:p>
            <text:p text:style-name="P79"><text:span text:style-name="T36">Тел.: </text:span>+7 (495) 697-66-01</text:p>
            <text:p text:style-name="P20"><text:span text:style-name="T73">E-mail:</text:span><text:span text:style-name="T74"> </text:span><text:a xlink:type="simple" xlink:href="mailto:philosjournal@iph.ras.ru" text:style-name="Internet_20_link" text:visited-style-name="Visited_20_Internet_20_Link"><text:span text:style-name="T26">philosjournal@iph.ras.ru</text:span></text:a></text:p>
            <text:p text:style-name="P21"><text:span text:style-name="T36">Сайт:</text:span> http<text:span text:style-name="T77">s</text:span>://<text:span text:style-name="T77">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46">THE PHILOSOPHY JOURNAL</text:p>
            <text:p text:style-name="P24">(FILOSOFSKII ZHURNAL)</text:p>
            <text:p text:style-name="P53"><text:user-field-get text:name="year">2019</text:user-field-get>. Vol<text:span text:style-name="T76">ume </text:span><text:span text:style-name="T76"><text:user-field-get text:name="volume">12</text:user-field-get></text:span>. N<text:span text:style-name="T76">umber</text:span> <text:user-field-get text:name="number">2</text:user-field-get></text:p>
          </table:table-cell>
        </table:table-row>
      </table:table>
      <text:p text:style-name="P85"><text:span text:style-name="T15">Editor-in-</text:span><text:span text:style-name="T83">Chief</text:span><text:span text:style-name="T84">: </text:span><text:span text:style-name="T21">Andrey V. Smirnov (</text:span><text:span text:style-name="T22">Institute of Philosophy, RAS, </text:span><text:span text:style-name="T21">Moscow,</text:span><text:span text:style-name="T22"> Russia</text:span><text:span text:style-name="T21">)</text:span></text:p>
      <text:p text:style-name="P86"><text:span text:style-name="T14">D</text:span><text:span text:style-name="T16">eputy Editor-in-Chief: </text:span><text:span text:style-name="T10">Nina N. Sosna (</text:span><text:span text:style-name="T11">Institute of Philosophy, RAS, </text:span><text:span text:style-name="T10">Moscow,</text:span><text:span text:style-name="T11"> Russia</text:span><text:span text:style-name="T10">)</text:span></text:p>
      <text:p text:style-name="Редколлегия-шапка"><text:span text:style-name="Emphasis"><text:span text:style-name="T122">Executive Editor:</text:span></text:span><text:span text:style-name="Emphasis"><text:span text:style-name="T123"> Julia G. Rossius (</text:span></text:span><text:span text:style-name="Emphasis"><text:span text:style-name="T124">Institute of Philosophy, RAS, </text:span></text:span><text:span text:style-name="Emphasis"><text:span text:style-name="T123">Moscow,</text:span></text:span><text:span text:style-name="Emphasis"><text:span text:style-name="T124"> Russia</text:span></text:span><text:span text:style-name="Emphasis"><text:span text:style-name="T123">)</text:span></text:span></text:p>
      <text:p text:style-name="P86"><text:span text:style-name="T16">Editor:</text:span><text:span text:style-name="T10"> Mikhail V. Egorochkin (</text:span><text:span text:style-name="T11">Institute of Philosophy, RAS, </text:span><text:span text:style-name="T10">Moscow,</text:span><text:span text:style-name="T11"> Russia</text:span><text:span text:style-name="T10">)</text:span></text:p>
      <text:p text:style-name="P30">Editorial Board</text:p>
      <text:p text:style-name="P45"><text:span text:style-name="T125">Vadim V. Vasilyev (Lomonosov Moscow State University, Moscow, Russia),</text:span><text:span text:style-name="T126"> Marina N. Volf </text:span><text:span text:style-name="T125">(Siberian Branch of the Russian Academy of Sciences, Novosibirsk, Russia), Lorenzo Vinciguerra (University of Picardy, Amiens, France), Sergey V. Devyatkin (Yaroslav the Wise Novgorod State University, Novgorod, Russia), Maryse Dennes (Université Bordeaux Montaigne, CEMMC/CERCS, </text:span><text:span text:style-name="T127">France), </text:span><text:span text:style-name="T125">Alexey A. Kara-Murza (Institute of Philosophy, RAS, Moscow, Russia), Ilya T. Kasavin (Institute of Philosophy, RAS, Moscow, Russia), Vladislav A. Lektorsky (Institute of Philosophy, RAS, Moscow, Russia), Hans Lenk (Karlsruhe Institute of Technology, Karlsruhe, Germany), Vladimir I. Markin (Lomonosov Moscow State University, Moscow, Russia), </text:span><text:span text:style-name="T128">Mikhail A. Maslin </text:span><text:span text:style-name="T125">(Lomonosov Moscow State University, Moscow, Russia), </text:span><text:span text:style-name="T127">Andrei A. Rossius (National Research University Higher School of Economics, Moscow, Russia; </text:span><text:span text:style-name="T125">Italian Institute for Philosophical Studies, </text:span><text:span text:style-name="T127">Naples, Italy),</text:span><text:span text:style-name="T125"> Valentina G. Fedotova (Institute of Philosophy, RAS, Moscow, Russia), Zhang Baichun (Beijing Normal University, Beijing, China)</text:span></text:p>
      <text:p text:style-name="P31">Advisory Committee</text:p>
      <text:p text:style-name="P29"><text:span text:style-name="T121">Evandro Agazzi (University Panamericana of Mexico City, Mexico), Vladimir I. Arshinov (Institute of Philosophy, RAS, Moscow, Russia), </text:span><text:span text:style-name="T129">Eugene V. Afonasin (Siberian Branch of the Russian Academy of Sciences, Novosibirsk, Russia),</text:span><text:span text:style-name="T121"> Abdusalam A. Guseinov (Institute of Philosophy, RAS, Moscow, Russia), Valery D. Gubin (Russian State University for Humanities, Moscow, Russia), Nikolay I. Lapin (Institute of Philosophy, RAS, Moscow, Russia), Ilham Mammad-zadeh (Institute of Philosophy, Sociology and Law, Baku, Azerbaijan), Aleksandr S. Manasyan (Yerevan State University, Yerevan, Armenia), Vladimir V. Mironov (Lomonosov Moscow State University, Moscow, Russia), Tom Rockmore (Duquesne University, Pittsburg, USA; Peking University, Beijing, China), </text:span><text:span text:style-name="T129">Antonia Soulez</text:span><text:span text:style-name="T121"> </text:span><text:span text:style-name="T129">(Université Paris‑VIII, Saint-Denis, France), </text:span><text:span text:style-name="T121">Maria M. Fedorova (Institute of Philosophy, RAS, Moscow, Russia), Vitaly V. Tselitschev (Siberian Branch of the Russian Academy of Sciences, Novosibirsk, Russia)</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71"><text:span text:style-name="T12">Publisher:</text:span><text:span text:style-name="T7"> Institute of Philosophy, Russian Academy of Sciences </text:span></text:p>
            <text:p text:style-name="P71"><text:span text:style-name="T17">F</text:span><text:span text:style-name="T72">requency</text:span><text:span text:style-name="T7">: 4 times per year</text:span></text:p>
            <text:p text:style-name="P69">First issue: November 2008 </text:p>
            <text:p text:style-name="P69"><text:span text:style-name="T12">The journal is registered</text:span><text:span text:style-name="T7"> with the Federal Service for Supervision of Communications, Information Technology, and Mass Media (Roskomnadzor). The Mass Media Registration Certificate No. FS77-61227 on April 3, 2015</text:span></text:p>
            <text:p text:style-name="P73"><text:span text:style-name="T12">Abstracting and Indexing:</text:span><text:span text:style-name="T7"> Web of Science (Emerging Sources Citation Index; Russian Science Citation Index); Ulrich</text:span><text:span text:style-name="T160">’</text:span><text:span text:style-name="T7">s Periodicals Directory; EBSCO; ERIH PLUS; the list of peer-reviewed scientific editions acknowledged by the Higher Attestation Commission of the Ministry of Education and Science of the Russian Federation; CyberLeninka</text:span></text:p>
          </table:table-cell>
          <table:table-cell table:style-name="Таблица2.A1" office:value-type="string">
            <text:p text:style-name="P76"><text:span text:style-name="T12">Subscription index</text:span><text:span text:style-name="T7"> in the United Catalogue “The Russian Press” is 41951 </text:span></text:p>
            <text:p text:style-name="P76"><text:span text:style-name="T19">No materials published in The Philosophy Journal can be reproduced, in full or in part, without an explicit reference to the Journal. Statements of fact and opinion in the articles in The Philosophy Journal are those of the respective authors and contributors and not of The Philosophy Journal</text:span><text:span text:style-name="T72"> </text:span></text:p>
            <text:p text:style-name="P25"><text:span text:style-name="hps"><text:span text:style-name="T131">All materials published in the “Philosophy Journal” undergo peer review process</text:span></text:span></text:p>
            <text:p text:style-name="P75"><text:span text:style-name="T12">Editorial address: </text:span><text:span text:style-name="T7">12/1 Goncharnaya Str., Moscow 109240, Russian Federation</text:span></text:p>
            <text:p text:style-name="P80"><text:span text:style-name="T79">Tel.: </text:span><text:span text:style-name="T78">+7 (495) 697-66-01</text:span></text:p>
            <text:p text:style-name="P80"><text:span text:style-name="T80">E-mail:</text:span><text:span text:style-name="T81"> </text:span><text:span text:style-name="T78">philosjournal@iph.ras.ru</text:span></text:p>
            <text:p text:style-name="P81"><text:span text:style-name="T12">Website:</text:span><text:span text:style-name="T7"> http</text:span><text:span text:style-name="T20">s</text:span><text:span text:style-name="T7">://pj.iph.ras.ru</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МОРАЛЬ, ПОЛИТИКА, ОБЩЕСТВО</text:p>
          <text:p text:style-name="P26"><text:span text:style-name="T132">А.В. Прокофьев</text:span><text:span text:style-name="T134">. </text:span>Мораль, вероятность и риск<text:tab/>5</text:p>
          <text:p text:style-name="P26"><text:span text:style-name="T132">А.В. Павлов</text:span><text:span text:style-name="T134">. </text:span>Образы современности в XXI веке: гипермодернизм<text:tab/>20</text:p>
          <text:p text:style-name="P44">ИСТОРИЯ ФИЛОСОФИИ</text:p>
          <text:p text:style-name="P26"><text:span text:style-name="T136">Jerold</text:span><text:span text:style-name="T132"> </text:span><text:span text:style-name="T136">J</text:span><text:span text:style-name="T132">. </text:span><text:span text:style-name="T136">Abrams</text:span><text:span text:style-name="T132">. </text:span>Emerson and the reconstruction of pragmatism<text:tab/>34</text:p>
          <text:p text:style-name="P26"><text:span text:style-name="T132">Т.Б. Длугач</text:span><text:span text:style-name="T134">.</text:span>О некоторых странных предположениях<text:line-break/>в первой «Критике» Канта<text:tab/>48</text:p>
          <text:p text:style-name="P26"><text:span text:style-name="T132">Р.В. Савинов</text:span><text:span text:style-name="T134">. </text:span>Развитие эпистемологии неосхоластики и неотомизма<text:line-break/>в 1840‒1920-е гг.<text:tab/>64</text:p>
          <text:p text:style-name="P44">ФИЛОСОФИЯ И НАУЧНОЕ ПОЗНАНИЕ</text:p>
          <text:p text:style-name="P26"><text:span text:style-name="T132">В.М. Розин. </text:span>Некоторые особенности исторического познания и онтологии<text:tab/>78</text:p>
          <text:p text:style-name="P26"><text:span text:style-name="T133">С.М. Левин, В.С. Югай. </text:span>Иллюзия выбора и неконтролируемые действия<text:tab/>92</text:p>
          <text:p text:style-name="P44">ФИЛОСОФСКАЯ ЛЕТОПИСЬ</text:p>
          <text:p text:style-name="P26"><text:span text:style-name="T132">С.Л. Фокин. </text:span>Рене Декарт и ученые жены: опасные связи<text:tab/>103</text:p>
          <text:p text:style-name="P26"><text:span text:style-name="T132">А.А. Кротов</text:span><text:span text:style-name="T134">. </text:span>Наполеон и Руайе-Коллар<text:tab/>117</text:p>
          <text:p text:style-name="P26"><text:span text:style-name="T132">К.Д. Скрипник. </text:span>Философское эпистолярное наследство:<text:line-break/>феномен леди Виктории Уэлби<text:tab/>131</text:p>
          <text:p text:style-name="P44">ИСТОРИЯ И ТЕОРИЯ КУЛЬТУРЫ</text:p>
          <text:p text:style-name="P26"><text:span text:style-name="T132">Д.С. Курдыбайло. </text:span>О символизме в комментарии Прокла к «Тимею» Платона<text:tab/>144</text:p>
          <text:p text:style-name="P26"><text:span text:style-name="T132">А.И. Прохоров. </text:span>Переводы Э. Гуссерля и порождаемые ими интерпретации.<text:line-break/>История одного понятия<text:tab/>160</text:p>
          <text:p text:style-name="P26"><text:span text:style-name="T143">И.И. Павлов. </text:span><text:span text:style-name="T87">Перестройка и девяностые в герменевтике Владимира Бибихина</text:span><text:tab/>174</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MORALS, POLITICS, SOCIETY</text:p>
          <text:p text:style-name="P27"><text:span text:style-name="T137">Andrey V. Prokofyev. </text:span><text:span text:style-name="T141">Morality, probability, and risk</text:span><text:span text:style-name="T120"><text:tab/>5</text:span></text:p>
          <text:p text:style-name="P27"><text:span text:style-name="T109">Alexander V. Pavlov. </text:span><text:span text:style-name="T110">Images of modernity in the 21</text:span><text:span text:style-name="T100">st </text:span><text:span text:style-name="T110">century: hypermodernism</text:span><text:span text:style-name="T120"><text:tab/>20</text:span></text:p>
          <text:p text:style-name="P84">HISTORY OF PHILOSOPHY</text:p>
          <text:p text:style-name="P27"><text:span text:style-name="T136">Jerold J. Abrams. </text:span><text:span text:style-name="T134">Е</text:span><text:span text:style-name="T140">merson and the reconstruction of Pragmatism</text:span><text:span text:style-name="T120"><text:tab/>34</text:span></text:p>
          <text:p text:style-name="P27"><text:span text:style-name="T144">Tamara B. Dlugach</text:span><text:span text:style-name="T146">.</text:span><text:span text:style-name="T147"> </text:span><text:span text:style-name="T145">On</text:span><text:span text:style-name="T147"> s</text:span><text:span text:style-name="T145">eve</text:span><text:span text:style-name="T147">ral </text:span><text:span text:style-name="T145">strange statements </text:span><text:span text:style-name="T147">in </text:span><text:span text:style-name="T146">The </text:span><text:span text:style-name="T144">Critique of Pure Reason</text:span><text:span text:style-name="T120"><text:tab/>48</text:span></text:p>
          <text:p text:style-name="P27"><text:span text:style-name="T136">Rodion V. Savinov. </text:span><text:span text:style-name="T140">The rise of the neo-scholastic and neo-Thomist epistemology<text:line-break/>(1840‒1920)</text:span><text:span text:style-name="T120"><text:tab/>64</text:span></text:p>
          <text:p text:style-name="P84">PHILOSOPHY AND SCIENTIFIC KNOWLEDGE</text:p>
          <text:p text:style-name="P27"><text:span text:style-name="T136">Vadim M. Rozin</text:span><text:span text:style-name="T140">. Some features of historical knowledge and ontology</text:span><text:span text:style-name="T135"><text:tab/>78</text:span></text:p>
          <text:p text:style-name="P28"><text:span text:style-name="T136">Sergei M. Levin, </text:span><text:span text:style-name="T109">Victoria S. Iugai</text:span><text:span text:style-name="T136">. </text:span><text:span text:style-name="T140">Illusion of choice and uncontrolled actions</text:span><text:span text:style-name="T135"><text:tab/>92</text:span></text:p>
          <text:p text:style-name="P84">CHRONICLES OF PHILOSOPHY</text:p>
          <text:p text:style-name="P27"><text:span text:style-name="T138">Sergey L. Fokin.</text:span><text:span text:style-name="T141"> Dangerous liaisons: René Descartes and learned women</text:span><text:span text:style-name="T135"><text:tab/>103</text:span></text:p>
          <text:p text:style-name="P27"><text:span text:style-name="T136">Artem A. Krotov. </text:span><text:span text:style-name="T140">Napoleon and Royer-Collard</text:span><text:span text:style-name="T120"><text:tab/>117</text:span></text:p>
          <text:p text:style-name="P27"><text:span text:style-name="T136">Konstantin D. Skripnik</text:span><text:span text:style-name="T140">. On the epistolary heritage in philosophy:<text:line-break/>the phenomenon of Victoria, Lady Welby</text:span><text:span text:style-name="T120"><text:tab/>131</text:span></text:p>
          <text:p text:style-name="P84">HISTORY AND THEORY OF CULTURE</text:p>
          <text:p text:style-name="P27"><text:span text:style-name="T136">Dmitry S. Kurdybaylo</text:span><text:span text:style-name="T140">. </text:span><text:span text:style-name="T142">On symbolism in Proclus’ Commentary on Plato’s </text:span><text:span text:style-name="T139">Timaeus</text:span><text:span text:style-name="T120"><text:tab/>144</text:span></text:p>
          <text:p text:style-name="P27"><text:span text:style-name="T138">A</text:span><text:span text:style-name="T136">leksandr</text:span><text:span text:style-name="T138"> I. Prokhorov. </text:span><text:span text:style-name="T141">Translations of Husserl and the interpretations they beget.<text:line-break/>A case study of one concept</text:span><text:span text:style-name="T120"><text:tab/>160</text:span></text:p>
          <text:p text:style-name="P27"><text:span text:style-name="T146">Ilia I. Pavlov. </text:span><text:span text:style-name="T147">Perestroika and the nineties in Vladimir Bibikhin’s hermeneutics</text:span><text:span text:style-name="T120"><text:tab/>174</text:span></text:p>
        </text:index-body>
      </text:table-of-content>
      <text:p text:style-name="P47"/>
      <text:p text:style-name="P48">Научно-теоретический журнал</text:p>
      <text:p text:style-name="P35"><text:span text:style-name="T148">Философский журнал / </text:span><text:span text:style-name="T130">Philosophy</text:span><text:span text:style-name="T148"> </text:span><text:span text:style-name="T130">Journal</text:span><text:span text:style-name="T150"><text:line-break/></text:span><text:span text:style-name="T148"><text:user-field-get text:name="year">2019</text:user-field-get></text:span><text:span text:style-name="T148">. Том </text:span><text:span text:style-name="T148"><text:user-field-get text:name="volume">12</text:user-field-get></text:span><text:span text:style-name="T148">. </text:span><text:span text:style-name="T149">Номер </text:span><text:span text:style-name="T149"><text:user-field-get text:name="number">2</text:user-field-get></text:span></text:p>
      <text:p text:style-name="P36"><text:span text:style-name="T4">Учредитель и издатель: </text:span><text:span text:style-name="T2">Институт философии РАН</text:span></text:p>
      <text:p text:style-name="P12">Свидетельство <text:span text:style-name="T76">о регистрации СМИ: </text:span><text:span text:style-name="T28">ПИ № ФС77-61227 от 03 апреля 2015 г.</text:span></text:p>
      <text:p text:style-name="P37">Главный редактор <text:span text:style-name="T27">А.В. Смирнов</text:span></text:p>
      <text:p text:style-name="P43">Зам. главного редактора <text:span text:style-name="T27">Н.Н. Сосна</text:span><text:line-break/>Ответственный секретарь <text:span text:style-name="T27">Ю.Г. Россиус</text:span><text:line-break/>Редактор <text:span text:style-name="T27">М.В. Егорочкин</text:span></text:p>
      <text:p text:style-name="P40">Художни<text:span text:style-name="T89">ки: </text:span><text:span text:style-name="T33">Я.В. Быстрова, Н.Е. Кожинова, </text:span><text:span text:style-name="T34">С.Ю. Растегина</text:span></text:p>
      <text:p text:style-name="P33">Технический редактор <text:span text:style-name="T29">Е</text:span><text:span text:style-name="T28">.А</text:span><text:span text:style-name="T27">. </text:span><text:span text:style-name="T31">Морозова</text:span></text:p>
      <text:p text:style-name="P32"><text:span text:style-name="T150">Корректор </text:span><text:span text:style-name="T153">О</text:span><text:span text:style-name="T152">.</text:span><text:span text:style-name="T154">В</text:span><text:span text:style-name="T151">. </text:span><text:span text:style-name="T154">Круподер</text:span></text:p>
      <text:p text:style-name="P38">Подписано в печать с оригинал-ма<text:span text:style-name="T89">кета </text:span><text:span text:style-name="T92">23</text:span><text:span text:style-name="T89">.05.16.<text:line-break/>Формат 70х100 1/16. Печать офсетная. Гарнитура </text:span><text:span text:style-name="T17">Liberation Serif</text:span><text:span text:style-name="T89">.<text:line-break/>Усл. печ. л. </text:span><text:span text:style-name="T90">15</text:span><text:span text:style-name="T17">,</text:span><text:span text:style-name="T18">48</text:span><text:span text:style-name="T89">. Уч.-изд. л. 1</text:span><text:span text:style-name="T91">4</text:span><text:span text:style-name="T17">,</text:span><text:span text:style-name="T85">85</text:span><text:span text:style-name="T89">. Тираж 1 000 экз. Заказ № </text:span><text:span text:style-name="T92">10</text:span><text:span text:style-name="T89">.</text:span></text:p>
      <text:p text:style-name="P42"><text:span text:style-name="T89">Оригинал-макет изготовлен в Институте философии РАН</text:span><text:line-break/>Компьютерный набор: <text:span text:style-name="T27">Е.Н. Платковская</text:span></text:p>
      <text:p text:style-name="P34">Компьютерная верстка: <text:span text:style-name="T30">Е</text:span><text:span text:style-name="T28">.А</text:span><text:span text:style-name="T27">. </text:span><text:span text:style-name="T32">Морозова</text:span></text:p>
      <text:p text:style-name="P41">Отпечатано в ЦОП Института философии РАН<text:line-break/>109240, г. Москва, ул. Гончарная, д. 12, стр. 1</text:p>
      <text:p text:style-name="P39"><text:span text:style-name="T117">Информацию о </text:span><text:span text:style-name="T118">«Философском журнале»</text:span><text:span text:style-name="T117"> см. на </text:span><text:span text:style-name="T155">сайте</text:span><text:span text:style-name="T156"> журнала</text:span><text:span text:style-name="T155">: </text:span><text:span text:style-name="T111">https://pj.iph.ras.ru</text:span></text:p>
      <text:p text:style-name="P49">Памятка для авторов</text:p>
      <text:list xml:id="list3687385657" text:style-name="List_20_1">
        <text:list-item>
          <text:p text:style-name="P56">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54">Языки публикаций: русский, английский, французский и немецкий. При этом к публикации не принимаются статьи и рецензии, написанные на иностранных языках русскоязычными авторами.</text:p>
        </text:list-item>
        <text:list-item>
          <text:p text:style-name="P57"><text:span text:style-name="T93">Рукописи принимаются в электронном виде в формате MS Word по адресу электронной почты редакции: </text:span><text:span text:style-name="Internet_20_link"><text:span text:style-name="T93">philosjournal@iph.ras.ru</text:span></text:span></text:p>
        </text:list-item>
        <text:list-item>
          <text:p text:style-name="P56">Объем статьи – от 0,7 до 1,<text:span text:style-name="T119">2</text:span> а.л., включая ссылки, примечания, список литературы, аннотацию. Рецензия – до 0,8 а.л. Для рецензии также требуется аннотация.</text:p>
        </text:list-item>
        <text:list-item>
          <text:p text:style-name="P56">Шрифт: «<text:span text:style-name="T23">Times New Roman</text:span>»; размер шрифта – 12; сноски – 10; междустрочный интервал – 1,5; абзацный отступ – 0,9; выравнивание – по левому краю, поля: 2,5 см со всех сторон.</text:p>
        </text:list-item>
        <text:list-item>
          <text:p text:style-name="P56">Примечания и библиографические ссылки оформляются как постраничные сноски со сквозной нумерацией.</text:p>
        </text:list-item>
        <text:list-item>
          <text:p text:style-name="P54">Тексты на древних и восточных языках должны быть набраны в кодировке Unicode.</text:p>
        </text:list-item>
        <text:list-item>
          <text:p text:style-name="P57"><text:span text:style-name="T93">Помимо основного текста, рукопись должна включать в себя следующие обязательные элементы </text:span><text:span text:style-name="Emphasis"><text:span text:style-name="T94">на русском и английском языках</text:span></text:span><text:span text:style-name="T93">:</text:span></text:p>
          <text:list>
            <text:list-item>
              <text:p text:style-name="P55">Сведения об авторе(ах):</text:p>
              <text:list>
                <text:list-item>
                  <text:p text:style-name="P55">фамилия, имя и отчество автора;</text:p>
                </text:list-item>
                <text:list-item>
                  <text:p text:style-name="P55">ученая степень, ученое звание <text:span text:style-name="T23">(</text:span><text:span text:style-name="T86">только на русском языке</text:span><text:span text:style-name="T23">)</text:span>;</text:p>
                </text:list-item>
                <text:list-item>
                  <text:p text:style-name="P55">место работы;</text:p>
                </text:list-item>
                <text:list-item>
                  <text:p text:style-name="P55">полный адрес места работы (включая индекс, страну, город);</text:p>
                </text:list-item>
                <text:list-item>
                  <text:p text:style-name="P55">адрес электронной почты автора.</text:p>
                </text:list-item>
              </text:list>
            </text:list-item>
            <text:list-item>
              <text:p text:style-name="P55">Название статьи;</text:p>
            </text:list-item>
            <text:list-item>
              <text:p text:style-name="P55">Аннотация (от 200 до 250 слов);</text:p>
            </text:list-item>
            <text:list-item>
              <text:p text:style-name="P55">Ключевые слова (до 10 слов и словосочетаний);</text:p>
            </text:list-item>
            <text:list-item>
              <text:p text:style-name="P56">Список литературы.</text:p>
            </text:list-item>
          </text:list>
        </text:list-item>
        <text:list-item>
          <text:p text:style-name="P54"><text:span text:style-name="T93">Рукописи на русском языке должны содержать </text:span><text:span text:style-name="Strong_20_Emphasis"><text:span text:style-name="T95">два варианта представления списка литературы</text:span></text:span><text:span text:style-name="T93">:</text:span></text:p>
          <text:list>
            <text:list-item>
              <text:p text:style-name="P58"><text:span text:style-name="T93">Список, озаглавленный</text:span><text:span text:style-name="T96"> </text:span><text:span text:style-name="Strong_20_Emphasis"><text:span text:style-name="T96">«Список литературы»</text:span></text:span><text:span text:style-name="T96">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58"><text:span text:style-name="T96">Список, озаглавленный </text:span><text:span text:style-name="Strong_20_Emphasis"><text:span text:style-name="T96">«References»</text:span></text:span><text:span text:style-name="T96">и выполненный в соответствии с требованиями международных библиографически</text:span><text:span text:style-name="T93">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60">автор (транслитерация);</text:p>
                </text:list-item>
                <text:list-item>
                  <text:p text:style-name="P55">заглавие статьи (транслитерация);</text:p>
                </text:list-item>
                <text:list-item>
                  <text:p text:style-name="P63">[перевод заглавия статьи на английский язык в квадратных скобках];</text:p>
                </text:list-item>
                <text:list-item>
                  <text:p text:style-name="P55"><text:soft-page-break/>название русскоязычного источника (транслитерация);</text:p>
                </text:list-item>
                <text:list-item>
                  <text:p text:style-name="P64">[перевод названия источника на английский язык в квадратных скобках];</text:p>
                </text:list-item>
                <text:list-item>
                  <text:p text:style-name="P55">выходные данные на английском языке.</text:p>
                </text:list-item>
              </text:list>
            </text:list-item>
          </text:list>
        </text:list-item>
        <text:list-item>
          <text:p text:style-name="P59"><text:span text:style-name="T93">Д</text:span><text:span text:style-name="T157">ля транслитерации русскоязычных источников нужно использовать сайт </text:span><text:span text:style-name="Internet_20_link"><text:span text:style-name="T112">https://translit.ru/ru/bsi/</text:span></text:span><text:span text:style-name="T157">, в графе </text:span><text:span text:style-name="T93">«варианты перевода» выбрать вариант «</text:span><text:span text:style-name="Internet_20_link"><text:span text:style-name="T93">BSI</text:span></text:span><text:span text:style-name="T93">».<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p text:style-name="P60">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60">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58"><text:span text:style-name="T93">Более подробные рекомендации и примеры оформления текста, аннотаций, списков литературы и проч. с</text:span><text:span text:style-name="T157">одержатся в «Правилах оформления рукописей» на сайте журнала по адресу: </text:span><text:span text:style-name="Internet_20_link"><text:span text:style-name="T112">https://pj.iph.ras.ru/index.php/ph_j/guide</text:span></text:span></text:p>
        </text:list-item>
        <text:list-item>
          <text:p text:style-name="P59"><text:span text:style-name="T157">Редакция принимает решение о публикаци</text:span><text:span text:style-name="T93">и текста в соответствии с решениями редколлегии, главного редактора и оценкой экспертов. Решение о пуб</text:span><text:span text:style-name="T98">ликац</text:span><text:span text:style-name="T158">ии принимается в течение двух месяцев с момента предоставления рукописи </text:span><text:span text:style-name="T115">(в исключительных случаях срок рассмотрения материала может быть продлен).</text:span></text:p>
        </text:list-item>
        <text:list-item>
          <text:p text:style-name="P62">Плата за опубликов<text:span text:style-name="T82">ание рукописей не взимается. </text:span><text:span text:style-name="T108">Гонорары авторам не выплачиваются.</text:span></text:p>
        </text:list-item>
        <text:list-item>
          <text:p text:style-name="P65">Рис<text:span text:style-name="T89">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span></text:p>
        </text:list-item>
        <text:list-item>
          <text:p text:style-name="P61"><text:span text:style-name="Strong_20_Emphasis"><text:span text:style-name="T97">Адрес редак</text:span></text:span><text:span text:style-name="Strong_20_Emphasis"><text:span text:style-name="T159">ции:</text:span></text:span><text:span text:style-name="T159"> </text:span><text:span text:style-name="T113">Российская</text:span><text:span text:style-name="T114"> Федерация, 109240, г. Москва, ул. Гончарная, д. 12, стр. 1, оф. 612. Тел.: +7 (495) 697-66-01; e-mail: philosjournal@<text:line-break/>iph.ras.ru; сайт: https</text:span><text:span text:style-name="T112">://pj.iph.ras.ru</text:span></text:p>
        </text:list-item>
      </text:list>
      <text:p text:style-name="P13">Подписка на «Философский журнал» открыта в отделениях связи России.<text:line-break/>Подписной индекс <text:span text:style-name="T28">41951 </text:span>Объединенного каталога «Пресса России»<text:line-break/>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IPH Lib Serif5" svg:font-family="'IPH Lib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ans" svg:font-family="'IPH Lib Sans'" style:font-adornments="Regular" style:font-pitch="variable"/>
    <style:font-face style:name="IPH Lib Serif" svg:font-family="'IPH Lib Serif'" style:font-adornments="Regular" style:font-pitch="variable"/>
    <style:font-face style:name="IPH Lib Serif1" svg:font-family="'IPH Lib Serif'" style:font-adornments="Полужирный" style:font-pitch="variable"/>
    <style:font-face style:name="Liberation Serif" svg:font-family="'Liberation Serif'" style:font-adornments="Regular" style:font-pitch="variable"/>
    <style:font-face style:name="SimSun" svg:font-family="SimSun, 宋体" style:font-pitch="variable"/>
    <style:font-face style:name="Georgia" svg:font-family="Georgia" style:font-family-generic="roman" style:font-pitch="variable"/>
    <style:font-face style:name="IPH Lib Serif3" svg:font-family="'IPH Lib Serif'" style:font-family-generic="roman" style:font-pitch="variable"/>
    <style:font-face style:name="IPH Lib Serif2"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IPH Lib Serif" fo:font-family="'IPH Lib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tab-stop style:position="1.01mm"/>
          <style:tab-stop style:position="1.99mm"/>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3"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10mm" fo:margin-bottom="4.99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99mm" fo:margin-bottom="16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IPH Lib Serif1" fo:font-family="'IPH Lib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3mm" loext:contextual-spacing="false" fo:line-height="100%" fo:text-align="justify" style:justify-single-word="false" fo:hyphenation-ladder-count="no-limit" style:page-number="auto" style:writing-mode="page"/>
      <style:text-properties fo:font-size="9pt" style:font-size-asian="10.5pt" fo:hyphenate="true" fo:hyphenation-remain-char-count="2" fo:hyphenation-push-char-count="2"/>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8.01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99mm" fo:margin-bottom="2.2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4.99mm" fo:margin-bottom="2.8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3.79mm" fo:text-align="justify" style:justify-single-word="false" style:writing-mode="page"/>
      <style:text-properties fo:font-size="8.60000038146973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text-properties style:font-name="IPH Lib Serif" fo:font-family="'IPH Lib Serif'" style:font-style-name="Regular" style:font-pitch="variable"/>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IPH Lib Serif" fo:font-family="'IPH Lib Serif'" style:font-style-name="Regular" style:font-pitch="variable" fo:font-size="10pt" fo:language="ru" fo:country="RU" fo:font-weight="bold" style:font-name-asian="IPH Lib Serif3" style:font-family-asian="'IPH Lib Serif'" style:font-family-generic-asian="roman" style:font-pitch-asian="variable" style:font-size-asian="10pt" style:font-weight-asian="bold" style:font-name-complex="IPH Lib Serif3" style:font-family-complex="'IPH Lib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IPH Lib Serif2" fo:font-family="'IPH Lib Serif'" style:font-style-name="Regular" style:font-family-generic="roman" style:font-pitch="variable" fo:font-size="10pt" fo:language="ru" fo:country="RU" style:font-name-asian="IPH Lib Serif3" style:font-family-asian="'IPH Lib Serif'" style:font-family-generic-asian="roman" style:font-pitch-asian="variable" style:font-size-asian="10pt" style:font-name-complex="IPH Lib Serif3" style:font-family-complex="'IPH Lib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IPH Lib Serif3" fo:font-family="'IPH Lib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IPH Lib Serif3" style:font-family-complex="'IPH Lib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master-page-name="">
      <loext:graphic-properties draw:fill="none" draw:fill-color="#729fcf"/>
      <style:paragraph-properties fo:margin-top="0mm" fo:margin-bottom="1.01mm" loext:contextual-spacing="false" fo:line-height="3.88mm" fo:text-align="justify" style:justify-single-word="false" fo:orphans="2" fo:widows="2" fo:hyphenation-ladder-count="no-limit" style:page-number="auto" fo:background-color="transparent"/>
      <style:text-properties style:use-window-font-color="true" style:font-name="IPH Lib Serif3" fo:font-family="'IPH Lib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language-complex="ar" style:country-complex="SA" fo:hyphenate="tru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IPH Lib Serif3" style:font-family-complex="'IPH Lib Serif'" style:font-family-generic-complex="roman" style:font-pitch-complex="variable" style:font-size-complex="10pt"/>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IPH Lib Serif3" style:font-family-asian="'IPH Lib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IPH Lib Serif3" fo:font-family="'IPH Lib Serif'" style:font-family-generic="roman" style:font-pitch="variable" fo:font-size="12pt" fo:language="ru" fo:country="RU" fo:font-weight="bold" style:font-name-asian="IPH Lib Serif3" style:font-family-asian="'IPH Lib Serif'" style:font-family-generic-asian="roman" style:font-pitch-asian="variable" style:font-size-asian="12pt" style:language-asian="zh" style:country-asian="CN" style:font-weight-asian="bold" style:font-name-complex="IPH Lib Serif3" style:font-family-complex="'IPH Lib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IPH Lib Serif3" fo:font-family="'IPH Lib Serif'" style:font-family-generic="roman" style:font-pitch="variable" fo:font-size="9pt" fo:language="ru" fo:country="RU" style:letter-kerning="true" style:font-name-asian="IPH Lib Serif3" style:font-family-asian="'IPH Lib Serif'" style:font-family-generic-asian="roman" style:font-pitch-asian="variable" style:font-size-asian="9pt" style:font-name-complex="IPH Lib Serif3" style:font-family-complex="'IPH Lib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7mm" fo:margin-right="7mm" fo:margin-top="2.12mm" fo:margin-bottom="2.12mm" loext:contextual-spacing="true" fo:line-height="3.88mm" fo:orphans="2" fo:widows="2" fo:text-indent="0mm" style:auto-text-indent="false"/>
      <style:text-properties style:use-window-font-color="true" style:font-name="IPH Lib Serif4" fo:font-family="'IPH Lib Serif'" style:font-style-name="Обычный" style:font-family-generic="roman" style:font-pitch="variable" fo:font-size="10pt" style:font-name-asian="Calibri" style:font-family-asian="Calibri, Carlito"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IPH Lib Serif2" fo:font-family="'IPH Lib Serif'" style:font-style-name="Regular" style:font-family-generic="roman" style:font-pitch="variable" fo:font-size="12pt" fo:language="ru" fo:country="RU" style:font-name-asian="IPH Lib Serif3" style:font-family-asian="'IPH Lib Serif'" style:font-family-generic-asian="roman" style:font-pitch-asian="variable" style:font-size-asian="12pt" style:font-name-complex="IPH Lib Serif3" style:font-family-complex="'IPH Lib Serif'" style:font-family-generic-complex="roman" style:font-pitch-complex="variable" style:font-size-complex="12pt" style:language-complex="ar" style:country-complex="SA"/>
    </style:style>
    <style:style style:name="УДК" style:family="paragraph" style:parent-style-name="Автор">
      <style:paragraph-properties fo:margin-left="0mm" fo:margin-right="0mm" fo:text-align="start" style:justify-single-word="false" fo:text-indent="0mm" style:auto-text-indent="false"/>
      <style:text-properties officeooo:rsid="003b0f8e"/>
    </style:style>
    <style:style style:name="Цитата" style:family="paragraph" style:parent-style-name="Standard">
      <style:paragraph-properties fo:margin-left="10mm" fo:margin-right="9mm" fo:text-align="justify" style:justify-single-word="false" fo:text-indent="10mm" style:auto-text-indent="false"/>
      <style:text-properties style:font-size-complex="10pt"/>
    </style:style>
    <style:style style:name="Subtitle" style:family="paragraph" style:parent-style-name="Standard" style:next-style-name="Standard" style:class="chapter">
      <style:paragraph-properties fo:margin-top="6.35mm" fo:margin-bottom="1.41mm"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Стандартный_20_HTML" style:display-name="Стандартный HTML" style:family="paragraph" style:parent-style-name="Standard">
      <style:paragraph-properties fo:margin-top="0mm" fo:margin-bottom="0mm"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Основной_20_текст_20_абзаца" style:display-name="Основной текст абзаца" style:family="paragraph" style:parent-style-name="Standard">
      <style:paragraph-properties fo:margin-left="0mm" fo:margin-right="0mm" fo:line-height="150%" fo:text-align="justify" style:justify-single-word="false" fo:orphans="0" fo:widows="0" fo:text-indent="9m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8pt"/>
    </style:style>
    <style:style style:name="Index_20_1" style:display-name="Index 1" style:family="paragraph" style:parent-style-name="Standard" style:next-style-name="Standard" style:class="index">
      <style:paragraph-properties fo:margin-left="3.53mm" fo:margin-right="0mm" fo:text-indent="-3.53mm" style:auto-text-indent="false"/>
    </style:style>
    <style:style style:name="Index_20_2" style:display-name="Index 2" style:family="paragraph" style:parent-style-name="Standard" style:next-style-name="Standard" style:class="index">
      <style:paragraph-properties fo:margin-left="7.06mm" fo:margin-right="0mm" fo:text-indent="-3.53mm" style:auto-text-indent="false"/>
    </style:style>
    <style:style style:name="Index_20_3" style:display-name="Index 3" style:family="paragraph" style:parent-style-name="Standard" style:next-style-name="Standard" style:class="index">
      <style:paragraph-properties fo:margin-left="10.58mm" fo:margin-right="0mm" fo:text-indent="-3.53m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Текст_20_абзаца_20_после_20_цитаты" style:display-name="Текст абзаца после цитаты" style:family="paragraph" style:parent-style-name="Основной_20_текст_20_абзаца" style:next-style-name="Основной_20_текст_20_абзаца">
      <style:paragraph-properties fo:margin-left="0mm" fo:margin-right="0mm" fo:text-indent="0mm" style:auto-text-indent="false"/>
      <style:text-properties style:font-name-asian="SimSun" style:font-family-asian="SimSun, 宋体" style:font-pitch-asian="variable"/>
    </style:style>
    <style:style style:name="Цитата_20_без_20_нумерации" style:display-name="Цитата без нумерации" style:family="paragraph" style:parent-style-name="Основной_20_текст_20_абзаца" style:next-style-name="Основной_20_текст_20_абзаца">
      <style:paragraph-properties fo:margin-left="17.5mm" fo:margin-right="10mm" fo:margin-top="4.23mm" fo:margin-bottom="4.23mm" loext:contextual-spacing="false" fo:orphans="2" fo:widows="2" fo:text-indent="0mm" style:auto-text-indent="false"/>
      <style:text-properties style:language-complex="ar" style:country-complex="SA"/>
    </style:style>
    <style:style style:name="Автор_20_эпиграфа" style:display-name="Автор эпиграфа" style:family="paragraph" style:parent-style-name="Эпиграф">
      <style:paragraph-properties fo:line-height="4.23mm"/>
      <style:text-properties fo:font-size="14pt" fo:font-style="italic" style:font-size-asian="14pt" style:font-style-asian="italic"/>
    </style:style>
    <style:style style:name="Заголовок_20_раздела" style:display-name="Заголовок раздела" style:family="paragraph" style:parent-style-name="Основной_20_текст_20_абзаца" style:next-style-name="Основной_20_текст_20_абзаца">
      <style:paragraph-properties fo:margin-left="0mm" fo:margin-right="0mm" fo:margin-top="4.23mm" fo:margin-bottom="2.12mm" loext:contextual-spacing="false" fo:text-align="center" style:justify-single-word="false" fo:text-indent="0mm" style:auto-text-indent="false" fo:keep-with-next="always"/>
      <style:text-properties fo:font-variant="small-caps"/>
    </style:style>
    <style:style style:name="Заголовок_20_главы" style:display-name="Заголовок главы" style:family="paragraph" style:parent-style-name="Заголовок_20_раздела" style:next-style-name="Основной_20_текст_20_абзаца">
      <style:text-properties fo:font-variant="normal" fo:text-transform="none" fo:font-size="14pt" fo:font-weight="bold" style:font-size-asian="14pt" style:font-weight-asian="bold" style:font-size-complex="10pt"/>
    </style:style>
    <style:style style:name="Абзац_20_списка" style:display-name="Абзац списка" style:family="paragraph" style:parent-style-name="Standard">
      <style:paragraph-properties fo:margin-left="12.7mm" fo:margin-right="0mm" fo:margin-top="0mm" fo:margin-bottom="3.53mm" loext:contextual-spacing="true" fo:text-indent="0mm" style:auto-text-indent="false"/>
    </style:style>
    <style:style style:name="Редколлегия-шапка" style:family="paragraph" style:parent-style-name="Редколлегия">
      <style:paragraph-properties fo:line-height="3.9mm" fo:text-align="center" style:justify-single-word="false"/>
      <style:text-properties fo:font-size="9.80000019073486pt"/>
    </style:style>
    <style:style style:name="Автор_20_без_20_шмуца" style:display-name="Автор без шмуца" style:family="paragraph" style:parent-style-name="Автор" style:master-page-name="">
      <style:paragraph-properties fo:margin-top="30mm" fo:margin-bottom="0mm" loext:contextual-spacing="false" style:page-number="auto"/>
      <style:text-properties fo:language="en" fo:country="US"/>
    </style:style>
    <style:style style:name="Аннотация_20_и_20_Ключевые_20_слова-конец" style:display-name="Аннотация и Ключевые слова-конец" style:family="paragraph" style:parent-style-name="Аннотация_20_и_20_Ключевые_20_слова">
      <style:paragraph-properties fo:margin-top="0mm" fo:margin-bottom="9mm" loext:contextual-spacing="false"/>
    </style:style>
    <style:style style:name="Footnote_20_Symbol" style:display-name="Footnote Symbol" style:family="text">
      <style:text-properties style:text-position="super 70%" style:font-name="IPH Lib Serif4"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IPH Lib Serif3" fo:font-family="'IPH Lib Serif'" style:font-family-generic="roman" style:font-pitch="variable" fo:font-size="12pt" style:font-size-asian="12pt" style:font-name-complex="IPH Lib Serif3" style:font-family-complex="'IPH Lib Serif'" style:font-family-generic-complex="roman" style:font-pitch-complex="variable"/>
    </style:style>
    <style:style style:name="Emphasis" style:family="text">
      <style:text-properties style:font-name="IPH Lib Serif2" fo:font-family="'IPH Lib Serif'" style:font-style-name="Regular" style:font-family-generic="roman" style:font-pitch="variable" fo:font-style="italic" style:font-style-asian="italic" style:font-name-complex="IPH Lib Serif3" style:font-family-complex="'IPH Lib Serif'" style:font-family-generic-complex="roman" style:font-pitch-complex="variable"/>
    </style:style>
    <style:style style:name="Internet_20_link" style:display-name="Internet link" style:family="text">
      <style:text-properties style:use-window-font-color="true" style:font-name="IPH Lib Serif2" fo:font-family="'IPH Lib Serif'" style:font-style-name="Regular" style:font-family-generic="roman" style:font-pitch="variable" style:text-underline-style="none" style:font-name-complex="IPH Lib Serif3" style:font-family-complex="'IPH Lib Serif'" style:font-family-generic-complex="roman" style:font-pitch-complex="variable"/>
    </style:style>
    <style:style style:name="Visited_20_Internet_20_Link" style:display-name="Visited Internet Link" style:family="text">
      <style:text-properties style:use-window-font-color="true" style:text-underline-style="none"/>
    </style:style>
    <style:style style:name="Strong_20_Emphasis" style:display-name="Strong Emphasis" style:family="text">
      <style:text-properties style:font-name="IPH Lib Serif" fo:font-family="'IPH Lib Serif'" style:font-style-name="Regular" style:font-pitch="variable" fo:font-weight="bold" style:font-weight-asian="bold" style:font-name-complex="IPH Lib Serif3" style:font-family-complex="'IPH Lib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IPH Lib Serif3" fo:font-family="'IPH Lib Serif'" style:font-family-generic="roman" style:font-pitch="variable" fo:font-size="10pt" fo:language="ru" fo:country="RU" style:font-size-asian="10pt" style:font-name-complex="IPH Lib Serif3" style:font-family-complex="'IPH Lib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IPH Lib Serif3" style:font-family-complex="'IPH Lib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Character_5f_20_5f_style" style:display-name="Character_20_style" style:family="text"/>
    <style:style style:name="Знак_20_сноски" style:display-name="Знак сноски" style:family="text">
      <style:text-properties style:text-position="super 58%"/>
    </style:style>
    <style:style style:name="Symbol" style:family="text">
      <style:text-properties style:font-name="Symbol" fo:font-family="Symbol" style:font-family-generic="roman" style:font-pitch="variable"/>
    </style:style>
    <style:style style:name="Основной_20_шрифт_20_абзаца1" style:display-name="Основной шрифт абзаца1" style:family="text"/>
    <style:style style:name="hps" style:family="text" style:parent-style-name="Основной_20_шрифт_20_абзаца1"/>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IPH Lib Serif5"/>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IPH Lib Serif5"/>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Character_5f_20_5f_style" style:num-format="1">
        <style:list-level-properties text:list-level-position-and-space-mode="label-alignment">
          <style:list-level-label-alignment text:label-followed-by="listtab" text:list-tab-stop-position="17.55mm" fo:text-indent="-6.35mm" fo:margin-left="17.55m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P17"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1mm" fo:margin-left="0mm" fo:margin-right="0mm" fo:margin-bottom="7.41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2">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3">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0</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12</text:user-field-get>. <text:span text:style-name="MT9">№</text:span> <text:user-field-get text:name="number">2</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12</text:user-field-get>, <text:span text:style-name="MT9">N</text:span>o. <text:user-field-get text:name="number">2</text:user-field-get>, pp. <text:page-number text:select-page="current">5</text:page-number>–</text:p>
              <text:p text:style-name="MP15">DOI 10.21146/2072-0726-<text:user-field-get text:name="year">2019</text:user-field-get>-<text:user-field-get text:name="volume">12</text:user-field-get>-<text:user-field-get text:name="number">2</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7">©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6.3$Linux_X86_64 LibreOffice_project/5896ab1714085361c45cf540f76f60673dd96a72</meta:generator>
    <meta:editing-duration>PT14H6M41S</meta:editing-duration>
    <meta:editing-cycles>71</meta:editing-cycles>
    <dc:date>2019-06-09T22:43:54.827171079</dc:date>
    <meta:document-statistic meta:table-count="9" meta:image-count="0" meta:object-count="0" meta:page-count="9" meta:paragraph-count="157" meta:word-count="2035" meta:character-count="15277" meta:non-whitespace-character-count="13418"/>
    <meta:template xlink:type="simple" xlink:actuate="onRequest" xlink:title="ФЖ" xlink:href="../../../Рабочий%20стол/Новая%20папка/ФЖ.ott" meta:date="2019-03-12T12:34:08.396712823"/>
  </office:meta>
</office:document-meta>
</file>